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ro1" style:family="table-row">
      <style:table-row-properties style:row-height="0.8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8"/>
        <table:table-column table:style-name="co1" table:number-columns-repeated="7" table:default-cell-style-name="ce4"/>
        <table:table-column table:style-name="co1" table:number-columns-repeated="13" table:default-cell-style-name="ce2"/>
        <table:table-column table:style-name="co1" table:number-columns-repeated="2" table:default-cell-style-name="ce21"/>
        <table:table-column table:style-name="co1" table:number-columns-repeated="99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oct</text:p>
          </table:table-cell>
          <table:table-cell table:style-name="ce6" office:value-type="string" calcext:value-type="string">
            <text:p>2⁸ </text:p>
          </table:table-cell>
          <table:table-cell table:style-name="ce9" office:value-type="string" calcext:value-type="string">
            <text:p>2⁷</text:p>
          </table:table-cell>
          <table:table-cell table:style-name="ce11" office:value-type="string" calcext:value-type="string">
            <text:p>2⁶</text:p>
          </table:table-cell>
          <table:table-cell table:style-name="ce13" office:value-type="string" calcext:value-type="string">
            <text:p>2⁵</text:p>
          </table:table-cell>
          <table:table-cell table:style-name="ce15" office:value-type="string" calcext:value-type="string">
            <text:p>2⁴</text:p>
          </table:table-cell>
          <table:table-cell table:style-name="ce16" office:value-type="string" calcext:value-type="string">
            <text:p>2³</text:p>
          </table:table-cell>
          <table:table-cell table:style-name="ce9" office:value-type="string" calcext:value-type="string">
            <text:p>2²</text:p>
          </table:table-cell>
          <table:table-cell table:style-name="ce18" office:value-type="string" calcext:value-type="string">
            <text:p>2¹</text:p>
          </table:table-cell>
          <table:table-cell table:style-name="ce1"/>
          <table:table-cell table:style-name="ce20" table:number-columns-repeated="5"/>
          <table:table-cell table:style-name="ce1"/>
          <table:table-cell table:style-name="ce20"/>
          <table:table-cell table:style-name="ce1" table:number-columns-repeated="2"/>
          <table:table-cell table:style-name="ce20"/>
          <table:table-cell table:style-name="ce1" table:number-columns-repeated="2"/>
          <table:table-cell table:style-name="ce20" table:number-columns-repeated="2"/>
          <table:table-cell table:style-name="ce1" table:number-columns-repeated="996"/>
          <table:table-cell table:number-columns-repeated="2"/>
        </table:table-row>
        <table:table-row table:style-name="ro1">
          <table:table-cell table:formula="of:=BIN2DEC(COM.MICROSOFT.CONCAT([.D2:.K2]))" office:value-type="float" office:value="0" calcext:value-type="float">
            <text:p>0</text:p>
          </table:table-cell>
          <table:table-cell table:formula="of:=BIN2HEX(COM.MICROSOFT.CONCAT([.D2:.K2]))" office:value-type="string" office:string-value="0" calcext:value-type="string">
            <text:p>0</text:p>
          </table:table-cell>
          <table:table-cell table:formula="of:=BIN2OCT(COM.MICROSOFT.CONCAT([.D2:.K2]))" office:value-type="string" office:string-value="0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1002"/>
        </table:table-row>
        <table:table-row table:style-name="ro1">
          <table:table-cell table:formula="of:=BIN2DEC(COM.MICROSOFT.CONCAT([.D3:.K3]))" office:value-type="float" office:value="1" calcext:value-type="float">
            <text:p>1</text:p>
          </table:table-cell>
          <table:table-cell table:formula="of:=BIN2HEX(COM.MICROSOFT.CONCAT([.D3:.K3]))" office:value-type="string" office:string-value="1" calcext:value-type="string">
            <text:p>1</text:p>
          </table:table-cell>
          <table:table-cell table:formula="of:=BIN2OCT(COM.MICROSOFT.CONCAT([.D3:.K3]))" office:value-type="string" office:string-value="1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1002"/>
        </table:table-row>
        <table:table-row table:style-name="ro1">
          <table:table-cell table:formula="of:=BIN2DEC(COM.MICROSOFT.CONCAT([.D4:.K4]))" office:value-type="float" office:value="2" calcext:value-type="float">
            <text:p>2</text:p>
          </table:table-cell>
          <table:table-cell table:formula="of:=BIN2HEX(COM.MICROSOFT.CONCAT([.D4:.K4]))" office:value-type="string" office:string-value="2" calcext:value-type="string">
            <text:p>2</text:p>
          </table:table-cell>
          <table:table-cell table:formula="of:=BIN2OCT(COM.MICROSOFT.CONCAT([.D4:.K4]))" office:value-type="string" office:string-value="2" calcext:value-type="string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1002"/>
        </table:table-row>
        <table:table-row table:style-name="ro1">
          <table:table-cell table:formula="of:=BIN2DEC(COM.MICROSOFT.CONCAT([.D5:.K5]))" office:value-type="float" office:value="3" calcext:value-type="float">
            <text:p>3</text:p>
          </table:table-cell>
          <table:table-cell table:formula="of:=BIN2HEX(COM.MICROSOFT.CONCAT([.D5:.K5]))" office:value-type="string" office:string-value="3" calcext:value-type="string">
            <text:p>3</text:p>
          </table:table-cell>
          <table:table-cell table:formula="of:=BIN2OCT(COM.MICROSOFT.CONCAT([.D5:.K5]))" office:value-type="string" office:string-value="3" calcext:value-type="string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1002"/>
        </table:table-row>
        <table:table-row table:style-name="ro1">
          <table:table-cell table:formula="of:=BIN2DEC(COM.MICROSOFT.CONCAT([.D6:.K6]))" office:value-type="float" office:value="4" calcext:value-type="float">
            <text:p>4</text:p>
          </table:table-cell>
          <table:table-cell table:formula="of:=BIN2HEX(COM.MICROSOFT.CONCAT([.D6:.K6]))" office:value-type="string" office:string-value="4" calcext:value-type="string">
            <text:p>4</text:p>
          </table:table-cell>
          <table:table-cell table:formula="of:=BIN2OCT(COM.MICROSOFT.CONCAT([.D6:.K6]))" office:value-type="string" office:string-value="4" calcext:value-type="string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1002"/>
        </table:table-row>
        <table:table-row table:style-name="ro1">
          <table:table-cell table:formula="of:=BIN2DEC(COM.MICROSOFT.CONCAT([.D7:.K7]))" office:value-type="float" office:value="5" calcext:value-type="float">
            <text:p>5</text:p>
          </table:table-cell>
          <table:table-cell table:formula="of:=BIN2HEX(COM.MICROSOFT.CONCAT([.D7:.K7]))" office:value-type="string" office:string-value="5" calcext:value-type="string">
            <text:p>5</text:p>
          </table:table-cell>
          <table:table-cell table:formula="of:=BIN2OCT(COM.MICROSOFT.CONCAT([.D7:.K7]))" office:value-type="string" office:string-value="5" calcext:value-type="string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1002"/>
        </table:table-row>
        <table:table-row table:style-name="ro1">
          <table:table-cell table:formula="of:=BIN2DEC(COM.MICROSOFT.CONCAT([.D8:.K8]))" office:value-type="float" office:value="6" calcext:value-type="float">
            <text:p>6</text:p>
          </table:table-cell>
          <table:table-cell table:formula="of:=BIN2HEX(COM.MICROSOFT.CONCAT([.D8:.K8]))" office:value-type="string" office:string-value="6" calcext:value-type="string">
            <text:p>6</text:p>
          </table:table-cell>
          <table:table-cell table:formula="of:=BIN2OCT(COM.MICROSOFT.CONCAT([.D8:.K8]))" office:value-type="string" office:string-value="6" calcext:value-type="string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1002"/>
        </table:table-row>
        <table:table-row table:style-name="ro1">
          <table:table-cell table:formula="of:=BIN2DEC(COM.MICROSOFT.CONCAT([.D9:.K9]))" office:value-type="float" office:value="7" calcext:value-type="float">
            <text:p>7</text:p>
          </table:table-cell>
          <table:table-cell table:formula="of:=BIN2HEX(COM.MICROSOFT.CONCAT([.D9:.K9]))" office:value-type="string" office:string-value="7" calcext:value-type="string">
            <text:p>7</text:p>
          </table:table-cell>
          <table:table-cell table:style-name="ce5" table:formula="of:=BIN2OCT(COM.MICROSOFT.CONCAT([.D9:.K9]))" office:value-type="string" office:string-value="7" calcext:value-type="string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1002"/>
        </table:table-row>
        <table:table-row table:style-name="ro1">
          <table:table-cell table:formula="of:=BIN2DEC(COM.MICROSOFT.CONCAT([.D10:.K10]))" office:value-type="float" office:value="8" calcext:value-type="float">
            <text:p>8</text:p>
          </table:table-cell>
          <table:table-cell table:formula="of:=BIN2HEX(COM.MICROSOFT.CONCAT([.D10:.K10]))" office:value-type="string" office:string-value="8" calcext:value-type="string">
            <text:p>8</text:p>
          </table:table-cell>
          <table:table-cell table:formula="of:=BIN2OCT(COM.MICROSOFT.CONCAT([.D10:.K10]))" office:value-type="string" office:string-value="10" calcext:value-type="string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1:.K11]))" office:value-type="float" office:value="9" calcext:value-type="float">
            <text:p>9</text:p>
          </table:table-cell>
          <table:table-cell table:formula="of:=BIN2HEX(COM.MICROSOFT.CONCAT([.D11:.K11]))" office:value-type="string" office:string-value="9" calcext:value-type="string">
            <text:p>9</text:p>
          </table:table-cell>
          <table:table-cell table:formula="of:=BIN2OCT(COM.MICROSOFT.CONCAT([.D11:.K11]))" office:value-type="string" office:string-value="11" calcext:value-type="string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2:.K12]))" office:value-type="float" office:value="10" calcext:value-type="float">
            <text:p>10</text:p>
          </table:table-cell>
          <table:table-cell table:formula="of:=BIN2HEX(COM.MICROSOFT.CONCAT([.D12:.K12]))" office:value-type="string" office:string-value="A" calcext:value-type="string">
            <text:p>A</text:p>
          </table:table-cell>
          <table:table-cell table:formula="of:=BIN2OCT(COM.MICROSOFT.CONCAT([.D12:.K12]))" office:value-type="string" office:string-value="12" calcext:value-type="string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3:.K13]))" office:value-type="float" office:value="11" calcext:value-type="float">
            <text:p>11</text:p>
          </table:table-cell>
          <table:table-cell table:formula="of:=BIN2HEX(COM.MICROSOFT.CONCAT([.D13:.K13]))" office:value-type="string" office:string-value="B" calcext:value-type="string">
            <text:p>B</text:p>
          </table:table-cell>
          <table:table-cell table:formula="of:=BIN2OCT(COM.MICROSOFT.CONCAT([.D13:.K13]))" office:value-type="string" office:string-value="13" calcext:value-type="string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4:.K14]))" office:value-type="float" office:value="12" calcext:value-type="float">
            <text:p>12</text:p>
          </table:table-cell>
          <table:table-cell table:formula="of:=BIN2HEX(COM.MICROSOFT.CONCAT([.D14:.K14]))" office:value-type="string" office:string-value="C" calcext:value-type="string">
            <text:p>C</text:p>
          </table:table-cell>
          <table:table-cell table:formula="of:=BIN2OCT(COM.MICROSOFT.CONCAT([.D14:.K14]))" office:value-type="string" office:string-value="14" calcext:value-type="string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5:.K15]))" office:value-type="float" office:value="13" calcext:value-type="float">
            <text:p>13</text:p>
          </table:table-cell>
          <table:table-cell table:formula="of:=BIN2HEX(COM.MICROSOFT.CONCAT([.D15:.K15]))" office:value-type="string" office:string-value="D" calcext:value-type="string">
            <text:p>D</text:p>
          </table:table-cell>
          <table:table-cell table:formula="of:=BIN2OCT(COM.MICROSOFT.CONCAT([.D15:.K15]))" office:value-type="string" office:string-value="15" calcext:value-type="string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6:.K16]))" office:value-type="float" office:value="14" calcext:value-type="float">
            <text:p>14</text:p>
          </table:table-cell>
          <table:table-cell table:formula="of:=BIN2HEX(COM.MICROSOFT.CONCAT([.D16:.K16]))" office:value-type="string" office:string-value="E" calcext:value-type="string">
            <text:p>E</text:p>
          </table:table-cell>
          <table:table-cell table:formula="of:=BIN2OCT(COM.MICROSOFT.CONCAT([.D16:.K16]))" office:value-type="string" office:string-value="16" calcext:value-type="string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7:.K17]))" office:value-type="float" office:value="15" calcext:value-type="float">
            <text:p>15</text:p>
          </table:table-cell>
          <table:table-cell table:style-name="ce5" table:formula="of:=BIN2HEX(COM.MICROSOFT.CONCAT([.D17:.K17]))" office:value-type="string" office:string-value="F" calcext:value-type="string">
            <text:p>F</text:p>
          </table:table-cell>
          <table:table-cell table:formula="of:=BIN2OCT(COM.MICROSOFT.CONCAT([.D17:.K17]))" office:value-type="string" office:string-value="17" calcext:value-type="string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8:.K18]))" office:value-type="float" office:value="16" calcext:value-type="float">
            <text:p>16</text:p>
          </table:table-cell>
          <table:table-cell table:formula="of:=BIN2HEX(COM.MICROSOFT.CONCAT([.D18:.K18]))" office:value-type="string" office:string-value="10" calcext:value-type="string">
            <text:p>10</text:p>
          </table:table-cell>
          <table:table-cell table:formula="of:=BIN2OCT(COM.MICROSOFT.CONCAT([.D18:.K18]))" office:value-type="string" office:string-value="20" calcext:value-type="string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9:.K19]))" office:value-type="float" office:value="17" calcext:value-type="float">
            <text:p>17</text:p>
          </table:table-cell>
          <table:table-cell table:formula="of:=BIN2HEX(COM.MICROSOFT.CONCAT([.D19:.K19]))" office:value-type="string" office:string-value="11" calcext:value-type="string">
            <text:p>11</text:p>
          </table:table-cell>
          <table:table-cell table:formula="of:=BIN2OCT(COM.MICROSOFT.CONCAT([.D19:.K19]))" office:value-type="string" office:string-value="21" calcext:value-type="string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0:.K20]))" office:value-type="float" office:value="18" calcext:value-type="float">
            <text:p>18</text:p>
          </table:table-cell>
          <table:table-cell table:formula="of:=BIN2HEX(COM.MICROSOFT.CONCAT([.D20:.K20]))" office:value-type="string" office:string-value="12" calcext:value-type="string">
            <text:p>12</text:p>
          </table:table-cell>
          <table:table-cell table:formula="of:=BIN2OCT(COM.MICROSOFT.CONCAT([.D20:.K20]))" office:value-type="string" office:string-value="22" calcext:value-type="string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1:.K21]))" office:value-type="float" office:value="19" calcext:value-type="float">
            <text:p>19</text:p>
          </table:table-cell>
          <table:table-cell table:formula="of:=BIN2HEX(COM.MICROSOFT.CONCAT([.D21:.K21]))" office:value-type="string" office:string-value="13" calcext:value-type="string">
            <text:p>13</text:p>
          </table:table-cell>
          <table:table-cell table:formula="of:=BIN2OCT(COM.MICROSOFT.CONCAT([.D21:.K21]))" office:value-type="string" office:string-value="23" calcext:value-type="string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2:.K22]))" office:value-type="float" office:value="20" calcext:value-type="float">
            <text:p>20</text:p>
          </table:table-cell>
          <table:table-cell table:formula="of:=BIN2HEX(COM.MICROSOFT.CONCAT([.D22:.K22]))" office:value-type="string" office:string-value="14" calcext:value-type="string">
            <text:p>14</text:p>
          </table:table-cell>
          <table:table-cell table:formula="of:=BIN2OCT(COM.MICROSOFT.CONCAT([.D22:.K22]))" office:value-type="string" office:string-value="24" calcext:value-type="string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3:.K23]))" office:value-type="float" office:value="21" calcext:value-type="float">
            <text:p>21</text:p>
          </table:table-cell>
          <table:table-cell table:formula="of:=BIN2HEX(COM.MICROSOFT.CONCAT([.D23:.K23]))" office:value-type="string" office:string-value="15" calcext:value-type="string">
            <text:p>15</text:p>
          </table:table-cell>
          <table:table-cell table:formula="of:=BIN2OCT(COM.MICROSOFT.CONCAT([.D23:.K23]))" office:value-type="string" office:string-value="25" calcext:value-type="string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4:.K24]))" office:value-type="float" office:value="22" calcext:value-type="float">
            <text:p>22</text:p>
          </table:table-cell>
          <table:table-cell table:formula="of:=BIN2HEX(COM.MICROSOFT.CONCAT([.D24:.K24]))" office:value-type="string" office:string-value="16" calcext:value-type="string">
            <text:p>16</text:p>
          </table:table-cell>
          <table:table-cell table:formula="of:=BIN2OCT(COM.MICROSOFT.CONCAT([.D24:.K24]))" office:value-type="string" office:string-value="26" calcext:value-type="string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5:.K25]))" office:value-type="float" office:value="23" calcext:value-type="float">
            <text:p>23</text:p>
          </table:table-cell>
          <table:table-cell table:formula="of:=BIN2HEX(COM.MICROSOFT.CONCAT([.D25:.K25]))" office:value-type="string" office:string-value="17" calcext:value-type="string">
            <text:p>17</text:p>
          </table:table-cell>
          <table:table-cell table:formula="of:=BIN2OCT(COM.MICROSOFT.CONCAT([.D25:.K25]))" office:value-type="string" office:string-value="27" calcext:value-type="string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6:.K26]))" office:value-type="float" office:value="24" calcext:value-type="float">
            <text:p>24</text:p>
          </table:table-cell>
          <table:table-cell table:formula="of:=BIN2HEX(COM.MICROSOFT.CONCAT([.D26:.K26]))" office:value-type="string" office:string-value="18" calcext:value-type="string">
            <text:p>18</text:p>
          </table:table-cell>
          <table:table-cell table:formula="of:=BIN2OCT(COM.MICROSOFT.CONCAT([.D26:.K26]))" office:value-type="string" office:string-value="30" calcext:value-type="string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7:.K27]))" office:value-type="float" office:value="25" calcext:value-type="float">
            <text:p>25</text:p>
          </table:table-cell>
          <table:table-cell table:formula="of:=BIN2HEX(COM.MICROSOFT.CONCAT([.D27:.K27]))" office:value-type="string" office:string-value="19" calcext:value-type="string">
            <text:p>19</text:p>
          </table:table-cell>
          <table:table-cell table:formula="of:=BIN2OCT(COM.MICROSOFT.CONCAT([.D27:.K27]))" office:value-type="string" office:string-value="31" calcext:value-type="string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8:.K28]))" office:value-type="float" office:value="26" calcext:value-type="float">
            <text:p>26</text:p>
          </table:table-cell>
          <table:table-cell table:formula="of:=BIN2HEX(COM.MICROSOFT.CONCAT([.D28:.K28]))" office:value-type="string" office:string-value="1A" calcext:value-type="string">
            <text:p>1A</text:p>
          </table:table-cell>
          <table:table-cell table:formula="of:=BIN2OCT(COM.MICROSOFT.CONCAT([.D28:.K28]))" office:value-type="string" office:string-value="32" calcext:value-type="string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9:.K29]))" office:value-type="float" office:value="27" calcext:value-type="float">
            <text:p>27</text:p>
          </table:table-cell>
          <table:table-cell table:formula="of:=BIN2HEX(COM.MICROSOFT.CONCAT([.D29:.K29]))" office:value-type="string" office:string-value="1B" calcext:value-type="string">
            <text:p>1B</text:p>
          </table:table-cell>
          <table:table-cell table:formula="of:=BIN2OCT(COM.MICROSOFT.CONCAT([.D29:.K29]))" office:value-type="string" office:string-value="33" calcext:value-type="string">
            <text:p>3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30:.K30]))" office:value-type="float" office:value="28" calcext:value-type="float">
            <text:p>28</text:p>
          </table:table-cell>
          <table:table-cell table:formula="of:=BIN2HEX(COM.MICROSOFT.CONCAT([.D30:.K30]))" office:value-type="string" office:string-value="1C" calcext:value-type="string">
            <text:p>1C</text:p>
          </table:table-cell>
          <table:table-cell table:formula="of:=BIN2OCT(COM.MICROSOFT.CONCAT([.D30:.K30]))" office:value-type="string" office:string-value="34" calcext:value-type="string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31:.K31]))" office:value-type="float" office:value="29" calcext:value-type="float">
            <text:p>29</text:p>
          </table:table-cell>
          <table:table-cell table:formula="of:=BIN2HEX(COM.MICROSOFT.CONCAT([.D31:.K31]))" office:value-type="string" office:string-value="1D" calcext:value-type="string">
            <text:p>1D</text:p>
          </table:table-cell>
          <table:table-cell table:formula="of:=BIN2OCT(COM.MICROSOFT.CONCAT([.D31:.K31]))" office:value-type="string" office:string-value="35" calcext:value-type="string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32:.K32]))" office:value-type="float" office:value="30" calcext:value-type="float">
            <text:p>30</text:p>
          </table:table-cell>
          <table:table-cell table:formula="of:=BIN2HEX(COM.MICROSOFT.CONCAT([.D32:.K32]))" office:value-type="string" office:string-value="1E" calcext:value-type="string">
            <text:p>1E</text:p>
          </table:table-cell>
          <table:table-cell table:formula="of:=BIN2OCT(COM.MICROSOFT.CONCAT([.D32:.K32]))" office:value-type="string" office:string-value="36" calcext:value-type="string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33:.K33]))" office:value-type="float" office:value="31" calcext:value-type="float">
            <text:p>31</text:p>
          </table:table-cell>
          <table:table-cell table:formula="of:=BIN2HEX(COM.MICROSOFT.CONCAT([.D33:.K33]))" office:value-type="string" office:string-value="1F" calcext:value-type="string">
            <text:p>1F</text:p>
          </table:table-cell>
          <table:table-cell table:formula="of:=BIN2OCT(COM.MICROSOFT.CONCAT([.D33:.K33]))" office:value-type="string" office:string-value="37" calcext:value-type="string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34:.K34]))" office:value-type="float" office:value="32" calcext:value-type="float">
            <text:p>32</text:p>
          </table:table-cell>
          <table:table-cell table:formula="of:=BIN2HEX(COM.MICROSOFT.CONCAT([.D34:.K34]))" office:value-type="string" office:string-value="20" calcext:value-type="string">
            <text:p>20</text:p>
          </table:table-cell>
          <table:table-cell table:formula="of:=BIN2OCT(COM.MICROSOFT.CONCAT([.D34:.K34]))" office:value-type="string" office:string-value="40" calcext:value-type="string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35:.K35]))" office:value-type="float" office:value="33" calcext:value-type="float">
            <text:p>33</text:p>
          </table:table-cell>
          <table:table-cell table:formula="of:=BIN2HEX(COM.MICROSOFT.CONCAT([.D35:.K35]))" office:value-type="string" office:string-value="21" calcext:value-type="string">
            <text:p>21</text:p>
          </table:table-cell>
          <table:table-cell table:formula="of:=BIN2OCT(COM.MICROSOFT.CONCAT([.D35:.K35]))" office:value-type="string" office:string-value="41" calcext:value-type="string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36:.K36]))" office:value-type="float" office:value="34" calcext:value-type="float">
            <text:p>34</text:p>
          </table:table-cell>
          <table:table-cell table:formula="of:=BIN2HEX(COM.MICROSOFT.CONCAT([.D36:.K36]))" office:value-type="string" office:string-value="22" calcext:value-type="string">
            <text:p>22</text:p>
          </table:table-cell>
          <table:table-cell table:formula="of:=BIN2OCT(COM.MICROSOFT.CONCAT([.D36:.K36]))" office:value-type="string" office:string-value="42" calcext:value-type="string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37:.K37]))" office:value-type="float" office:value="35" calcext:value-type="float">
            <text:p>35</text:p>
          </table:table-cell>
          <table:table-cell table:formula="of:=BIN2HEX(COM.MICROSOFT.CONCAT([.D37:.K37]))" office:value-type="string" office:string-value="23" calcext:value-type="string">
            <text:p>23</text:p>
          </table:table-cell>
          <table:table-cell table:formula="of:=BIN2OCT(COM.MICROSOFT.CONCAT([.D37:.K37]))" office:value-type="string" office:string-value="43" calcext:value-type="string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38:.K38]))" office:value-type="float" office:value="36" calcext:value-type="float">
            <text:p>36</text:p>
          </table:table-cell>
          <table:table-cell table:formula="of:=BIN2HEX(COM.MICROSOFT.CONCAT([.D38:.K38]))" office:value-type="string" office:string-value="24" calcext:value-type="string">
            <text:p>24</text:p>
          </table:table-cell>
          <table:table-cell table:formula="of:=BIN2OCT(COM.MICROSOFT.CONCAT([.D38:.K38]))" office:value-type="string" office:string-value="44" calcext:value-type="string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39:.K39]))" office:value-type="float" office:value="37" calcext:value-type="float">
            <text:p>37</text:p>
          </table:table-cell>
          <table:table-cell table:formula="of:=BIN2HEX(COM.MICROSOFT.CONCAT([.D39:.K39]))" office:value-type="string" office:string-value="25" calcext:value-type="string">
            <text:p>25</text:p>
          </table:table-cell>
          <table:table-cell table:formula="of:=BIN2OCT(COM.MICROSOFT.CONCAT([.D39:.K39]))" office:value-type="string" office:string-value="45" calcext:value-type="string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40:.K40]))" office:value-type="float" office:value="38" calcext:value-type="float">
            <text:p>38</text:p>
          </table:table-cell>
          <table:table-cell table:formula="of:=BIN2HEX(COM.MICROSOFT.CONCAT([.D40:.K40]))" office:value-type="string" office:string-value="26" calcext:value-type="string">
            <text:p>26</text:p>
          </table:table-cell>
          <table:table-cell table:formula="of:=BIN2OCT(COM.MICROSOFT.CONCAT([.D40:.K40]))" office:value-type="string" office:string-value="46" calcext:value-type="string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41:.K41]))" office:value-type="float" office:value="39" calcext:value-type="float">
            <text:p>39</text:p>
          </table:table-cell>
          <table:table-cell table:formula="of:=BIN2HEX(COM.MICROSOFT.CONCAT([.D41:.K41]))" office:value-type="string" office:string-value="27" calcext:value-type="string">
            <text:p>27</text:p>
          </table:table-cell>
          <table:table-cell table:formula="of:=BIN2OCT(COM.MICROSOFT.CONCAT([.D41:.K41]))" office:value-type="string" office:string-value="47" calcext:value-type="string">
            <text:p>4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42:.K42]))" office:value-type="float" office:value="40" calcext:value-type="float">
            <text:p>40</text:p>
          </table:table-cell>
          <table:table-cell table:formula="of:=BIN2HEX(COM.MICROSOFT.CONCAT([.D42:.K42]))" office:value-type="string" office:string-value="28" calcext:value-type="string">
            <text:p>28</text:p>
          </table:table-cell>
          <table:table-cell table:formula="of:=BIN2OCT(COM.MICROSOFT.CONCAT([.D42:.K42]))" office:value-type="string" office:string-value="50" calcext:value-type="string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43:.K43]))" office:value-type="float" office:value="41" calcext:value-type="float">
            <text:p>41</text:p>
          </table:table-cell>
          <table:table-cell table:formula="of:=BIN2HEX(COM.MICROSOFT.CONCAT([.D43:.K43]))" office:value-type="string" office:string-value="29" calcext:value-type="string">
            <text:p>29</text:p>
          </table:table-cell>
          <table:table-cell table:formula="of:=BIN2OCT(COM.MICROSOFT.CONCAT([.D43:.K43]))" office:value-type="string" office:string-value="51" calcext:value-type="string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44:.K44]))" office:value-type="float" office:value="42" calcext:value-type="float">
            <text:p>42</text:p>
          </table:table-cell>
          <table:table-cell table:formula="of:=BIN2HEX(COM.MICROSOFT.CONCAT([.D44:.K44]))" office:value-type="string" office:string-value="2A" calcext:value-type="string">
            <text:p>2A</text:p>
          </table:table-cell>
          <table:table-cell table:formula="of:=BIN2OCT(COM.MICROSOFT.CONCAT([.D44:.K44]))" office:value-type="string" office:string-value="52" calcext:value-type="string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45:.K45]))" office:value-type="float" office:value="43" calcext:value-type="float">
            <text:p>43</text:p>
          </table:table-cell>
          <table:table-cell table:formula="of:=BIN2HEX(COM.MICROSOFT.CONCAT([.D45:.K45]))" office:value-type="string" office:string-value="2B" calcext:value-type="string">
            <text:p>2B</text:p>
          </table:table-cell>
          <table:table-cell table:formula="of:=BIN2OCT(COM.MICROSOFT.CONCAT([.D45:.K45]))" office:value-type="string" office:string-value="53" calcext:value-type="string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46:.K46]))" office:value-type="float" office:value="44" calcext:value-type="float">
            <text:p>44</text:p>
          </table:table-cell>
          <table:table-cell table:formula="of:=BIN2HEX(COM.MICROSOFT.CONCAT([.D46:.K46]))" office:value-type="string" office:string-value="2C" calcext:value-type="string">
            <text:p>2C</text:p>
          </table:table-cell>
          <table:table-cell table:formula="of:=BIN2OCT(COM.MICROSOFT.CONCAT([.D46:.K46]))" office:value-type="string" office:string-value="54" calcext:value-type="string">
            <text:p>5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47:.K47]))" office:value-type="float" office:value="45" calcext:value-type="float">
            <text:p>45</text:p>
          </table:table-cell>
          <table:table-cell table:formula="of:=BIN2HEX(COM.MICROSOFT.CONCAT([.D47:.K47]))" office:value-type="string" office:string-value="2D" calcext:value-type="string">
            <text:p>2D</text:p>
          </table:table-cell>
          <table:table-cell table:formula="of:=BIN2OCT(COM.MICROSOFT.CONCAT([.D47:.K47]))" office:value-type="string" office:string-value="55" calcext:value-type="string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48:.K48]))" office:value-type="float" office:value="46" calcext:value-type="float">
            <text:p>46</text:p>
          </table:table-cell>
          <table:table-cell table:formula="of:=BIN2HEX(COM.MICROSOFT.CONCAT([.D48:.K48]))" office:value-type="string" office:string-value="2E" calcext:value-type="string">
            <text:p>2E</text:p>
          </table:table-cell>
          <table:table-cell table:formula="of:=BIN2OCT(COM.MICROSOFT.CONCAT([.D48:.K48]))" office:value-type="string" office:string-value="56" calcext:value-type="string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49:.K49]))" office:value-type="float" office:value="47" calcext:value-type="float">
            <text:p>47</text:p>
          </table:table-cell>
          <table:table-cell table:formula="of:=BIN2HEX(COM.MICROSOFT.CONCAT([.D49:.K49]))" office:value-type="string" office:string-value="2F" calcext:value-type="string">
            <text:p>2F</text:p>
          </table:table-cell>
          <table:table-cell table:formula="of:=BIN2OCT(COM.MICROSOFT.CONCAT([.D49:.K49]))" office:value-type="string" office:string-value="57" calcext:value-type="string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50:.K50]))" office:value-type="float" office:value="48" calcext:value-type="float">
            <text:p>48</text:p>
          </table:table-cell>
          <table:table-cell table:formula="of:=BIN2HEX(COM.MICROSOFT.CONCAT([.D50:.K50]))" office:value-type="string" office:string-value="30" calcext:value-type="string">
            <text:p>30</text:p>
          </table:table-cell>
          <table:table-cell table:formula="of:=BIN2OCT(COM.MICROSOFT.CONCAT([.D50:.K50]))" office:value-type="string" office:string-value="60" calcext:value-type="string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51:.K51]))" office:value-type="float" office:value="49" calcext:value-type="float">
            <text:p>49</text:p>
          </table:table-cell>
          <table:table-cell table:formula="of:=BIN2HEX(COM.MICROSOFT.CONCAT([.D51:.K51]))" office:value-type="string" office:string-value="31" calcext:value-type="string">
            <text:p>31</text:p>
          </table:table-cell>
          <table:table-cell table:formula="of:=BIN2OCT(COM.MICROSOFT.CONCAT([.D51:.K51]))" office:value-type="string" office:string-value="61" calcext:value-type="string">
            <text:p>6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52:.K52]))" office:value-type="float" office:value="50" calcext:value-type="float">
            <text:p>50</text:p>
          </table:table-cell>
          <table:table-cell table:formula="of:=BIN2HEX(COM.MICROSOFT.CONCAT([.D52:.K52]))" office:value-type="string" office:string-value="32" calcext:value-type="string">
            <text:p>32</text:p>
          </table:table-cell>
          <table:table-cell table:formula="of:=BIN2OCT(COM.MICROSOFT.CONCAT([.D52:.K52]))" office:value-type="string" office:string-value="62" calcext:value-type="string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53:.K53]))" office:value-type="float" office:value="51" calcext:value-type="float">
            <text:p>51</text:p>
          </table:table-cell>
          <table:table-cell table:formula="of:=BIN2HEX(COM.MICROSOFT.CONCAT([.D53:.K53]))" office:value-type="string" office:string-value="33" calcext:value-type="string">
            <text:p>33</text:p>
          </table:table-cell>
          <table:table-cell table:formula="of:=BIN2OCT(COM.MICROSOFT.CONCAT([.D53:.K53]))" office:value-type="string" office:string-value="63" calcext:value-type="string">
            <text:p>6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54:.K54]))" office:value-type="float" office:value="52" calcext:value-type="float">
            <text:p>52</text:p>
          </table:table-cell>
          <table:table-cell table:formula="of:=BIN2HEX(COM.MICROSOFT.CONCAT([.D54:.K54]))" office:value-type="string" office:string-value="34" calcext:value-type="string">
            <text:p>34</text:p>
          </table:table-cell>
          <table:table-cell table:formula="of:=BIN2OCT(COM.MICROSOFT.CONCAT([.D54:.K54]))" office:value-type="string" office:string-value="64" calcext:value-type="string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55:.K55]))" office:value-type="float" office:value="53" calcext:value-type="float">
            <text:p>53</text:p>
          </table:table-cell>
          <table:table-cell table:formula="of:=BIN2HEX(COM.MICROSOFT.CONCAT([.D55:.K55]))" office:value-type="string" office:string-value="35" calcext:value-type="string">
            <text:p>35</text:p>
          </table:table-cell>
          <table:table-cell table:formula="of:=BIN2OCT(COM.MICROSOFT.CONCAT([.D55:.K55]))" office:value-type="string" office:string-value="65" calcext:value-type="string">
            <text:p>6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56:.K56]))" office:value-type="float" office:value="54" calcext:value-type="float">
            <text:p>54</text:p>
          </table:table-cell>
          <table:table-cell table:formula="of:=BIN2HEX(COM.MICROSOFT.CONCAT([.D56:.K56]))" office:value-type="string" office:string-value="36" calcext:value-type="string">
            <text:p>36</text:p>
          </table:table-cell>
          <table:table-cell table:formula="of:=BIN2OCT(COM.MICROSOFT.CONCAT([.D56:.K56]))" office:value-type="string" office:string-value="66" calcext:value-type="string">
            <text:p>6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57:.K57]))" office:value-type="float" office:value="55" calcext:value-type="float">
            <text:p>55</text:p>
          </table:table-cell>
          <table:table-cell table:formula="of:=BIN2HEX(COM.MICROSOFT.CONCAT([.D57:.K57]))" office:value-type="string" office:string-value="37" calcext:value-type="string">
            <text:p>37</text:p>
          </table:table-cell>
          <table:table-cell table:formula="of:=BIN2OCT(COM.MICROSOFT.CONCAT([.D57:.K57]))" office:value-type="string" office:string-value="67" calcext:value-type="string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58:.K58]))" office:value-type="float" office:value="56" calcext:value-type="float">
            <text:p>56</text:p>
          </table:table-cell>
          <table:table-cell table:formula="of:=BIN2HEX(COM.MICROSOFT.CONCAT([.D58:.K58]))" office:value-type="string" office:string-value="38" calcext:value-type="string">
            <text:p>38</text:p>
          </table:table-cell>
          <table:table-cell table:formula="of:=BIN2OCT(COM.MICROSOFT.CONCAT([.D58:.K58]))" office:value-type="string" office:string-value="70" calcext:value-type="string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59:.K59]))" office:value-type="float" office:value="57" calcext:value-type="float">
            <text:p>57</text:p>
          </table:table-cell>
          <table:table-cell table:formula="of:=BIN2HEX(COM.MICROSOFT.CONCAT([.D59:.K59]))" office:value-type="string" office:string-value="39" calcext:value-type="string">
            <text:p>39</text:p>
          </table:table-cell>
          <table:table-cell table:formula="of:=BIN2OCT(COM.MICROSOFT.CONCAT([.D59:.K59]))" office:value-type="string" office:string-value="71" calcext:value-type="string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60:.K60]))" office:value-type="float" office:value="58" calcext:value-type="float">
            <text:p>58</text:p>
          </table:table-cell>
          <table:table-cell table:formula="of:=BIN2HEX(COM.MICROSOFT.CONCAT([.D60:.K60]))" office:value-type="string" office:string-value="3A" calcext:value-type="string">
            <text:p>3A</text:p>
          </table:table-cell>
          <table:table-cell table:formula="of:=BIN2OCT(COM.MICROSOFT.CONCAT([.D60:.K60]))" office:value-type="string" office:string-value="72" calcext:value-type="string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61:.K61]))" office:value-type="float" office:value="59" calcext:value-type="float">
            <text:p>59</text:p>
          </table:table-cell>
          <table:table-cell table:formula="of:=BIN2HEX(COM.MICROSOFT.CONCAT([.D61:.K61]))" office:value-type="string" office:string-value="3B" calcext:value-type="string">
            <text:p>3B</text:p>
          </table:table-cell>
          <table:table-cell table:formula="of:=BIN2OCT(COM.MICROSOFT.CONCAT([.D61:.K61]))" office:value-type="string" office:string-value="73" calcext:value-type="string">
            <text:p>7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62:.K62]))" office:value-type="float" office:value="60" calcext:value-type="float">
            <text:p>60</text:p>
          </table:table-cell>
          <table:table-cell table:formula="of:=BIN2HEX(COM.MICROSOFT.CONCAT([.D62:.K62]))" office:value-type="string" office:string-value="3C" calcext:value-type="string">
            <text:p>3C</text:p>
          </table:table-cell>
          <table:table-cell table:formula="of:=BIN2OCT(COM.MICROSOFT.CONCAT([.D62:.K62]))" office:value-type="string" office:string-value="74" calcext:value-type="string">
            <text:p>7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63:.K63]))" office:value-type="float" office:value="61" calcext:value-type="float">
            <text:p>61</text:p>
          </table:table-cell>
          <table:table-cell table:formula="of:=BIN2HEX(COM.MICROSOFT.CONCAT([.D63:.K63]))" office:value-type="string" office:string-value="3D" calcext:value-type="string">
            <text:p>3D</text:p>
          </table:table-cell>
          <table:table-cell table:formula="of:=BIN2OCT(COM.MICROSOFT.CONCAT([.D63:.K63]))" office:value-type="string" office:string-value="75" calcext:value-type="string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64:.K64]))" office:value-type="float" office:value="62" calcext:value-type="float">
            <text:p>62</text:p>
          </table:table-cell>
          <table:table-cell table:formula="of:=BIN2HEX(COM.MICROSOFT.CONCAT([.D64:.K64]))" office:value-type="string" office:string-value="3E" calcext:value-type="string">
            <text:p>3E</text:p>
          </table:table-cell>
          <table:table-cell table:formula="of:=BIN2OCT(COM.MICROSOFT.CONCAT([.D64:.K64]))" office:value-type="string" office:string-value="76" calcext:value-type="string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65:.K65]))" office:value-type="float" office:value="63" calcext:value-type="float">
            <text:p>63</text:p>
          </table:table-cell>
          <table:table-cell table:formula="of:=BIN2HEX(COM.MICROSOFT.CONCAT([.D65:.K65]))" office:value-type="string" office:string-value="3F" calcext:value-type="string">
            <text:p>3F</text:p>
          </table:table-cell>
          <table:table-cell table:formula="of:=BIN2OCT(COM.MICROSOFT.CONCAT([.D65:.K65]))" office:value-type="string" office:string-value="77" calcext:value-type="string">
            <text:p>7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66:.K66]))" office:value-type="float" office:value="64" calcext:value-type="float">
            <text:p>64</text:p>
          </table:table-cell>
          <table:table-cell table:formula="of:=BIN2HEX(COM.MICROSOFT.CONCAT([.D66:.K66]))" office:value-type="string" office:string-value="40" calcext:value-type="string">
            <text:p>40</text:p>
          </table:table-cell>
          <table:table-cell table:formula="of:=BIN2OCT(COM.MICROSOFT.CONCAT([.D66:.K66]))" office:value-type="string" office:string-value="100" calcext:value-type="string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67:.K67]))" office:value-type="float" office:value="65" calcext:value-type="float">
            <text:p>65</text:p>
          </table:table-cell>
          <table:table-cell table:formula="of:=BIN2HEX(COM.MICROSOFT.CONCAT([.D67:.K67]))" office:value-type="string" office:string-value="41" calcext:value-type="string">
            <text:p>41</text:p>
          </table:table-cell>
          <table:table-cell table:formula="of:=BIN2OCT(COM.MICROSOFT.CONCAT([.D67:.K67]))" office:value-type="string" office:string-value="101" calcext:value-type="string">
            <text:p>10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68:.K68]))" office:value-type="float" office:value="66" calcext:value-type="float">
            <text:p>66</text:p>
          </table:table-cell>
          <table:table-cell table:formula="of:=BIN2HEX(COM.MICROSOFT.CONCAT([.D68:.K68]))" office:value-type="string" office:string-value="42" calcext:value-type="string">
            <text:p>42</text:p>
          </table:table-cell>
          <table:table-cell table:formula="of:=BIN2OCT(COM.MICROSOFT.CONCAT([.D68:.K68]))" office:value-type="string" office:string-value="102" calcext:value-type="string">
            <text:p>10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69:.K69]))" office:value-type="float" office:value="67" calcext:value-type="float">
            <text:p>67</text:p>
          </table:table-cell>
          <table:table-cell table:formula="of:=BIN2HEX(COM.MICROSOFT.CONCAT([.D69:.K69]))" office:value-type="string" office:string-value="43" calcext:value-type="string">
            <text:p>43</text:p>
          </table:table-cell>
          <table:table-cell table:formula="of:=BIN2OCT(COM.MICROSOFT.CONCAT([.D69:.K69]))" office:value-type="string" office:string-value="103" calcext:value-type="string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70:.K70]))" office:value-type="float" office:value="68" calcext:value-type="float">
            <text:p>68</text:p>
          </table:table-cell>
          <table:table-cell table:formula="of:=BIN2HEX(COM.MICROSOFT.CONCAT([.D70:.K70]))" office:value-type="string" office:string-value="44" calcext:value-type="string">
            <text:p>44</text:p>
          </table:table-cell>
          <table:table-cell table:formula="of:=BIN2OCT(COM.MICROSOFT.CONCAT([.D70:.K70]))" office:value-type="string" office:string-value="104" calcext:value-type="string">
            <text:p>10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71:.K71]))" office:value-type="float" office:value="69" calcext:value-type="float">
            <text:p>69</text:p>
          </table:table-cell>
          <table:table-cell table:formula="of:=BIN2HEX(COM.MICROSOFT.CONCAT([.D71:.K71]))" office:value-type="string" office:string-value="45" calcext:value-type="string">
            <text:p>45</text:p>
          </table:table-cell>
          <table:table-cell table:formula="of:=BIN2OCT(COM.MICROSOFT.CONCAT([.D71:.K71]))" office:value-type="string" office:string-value="105" calcext:value-type="string">
            <text:p>10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72:.K72]))" office:value-type="float" office:value="70" calcext:value-type="float">
            <text:p>70</text:p>
          </table:table-cell>
          <table:table-cell table:formula="of:=BIN2HEX(COM.MICROSOFT.CONCAT([.D72:.K72]))" office:value-type="string" office:string-value="46" calcext:value-type="string">
            <text:p>46</text:p>
          </table:table-cell>
          <table:table-cell table:formula="of:=BIN2OCT(COM.MICROSOFT.CONCAT([.D72:.K72]))" office:value-type="string" office:string-value="106" calcext:value-type="string">
            <text:p>10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73:.K73]))" office:value-type="float" office:value="71" calcext:value-type="float">
            <text:p>71</text:p>
          </table:table-cell>
          <table:table-cell table:formula="of:=BIN2HEX(COM.MICROSOFT.CONCAT([.D73:.K73]))" office:value-type="string" office:string-value="47" calcext:value-type="string">
            <text:p>47</text:p>
          </table:table-cell>
          <table:table-cell table:formula="of:=BIN2OCT(COM.MICROSOFT.CONCAT([.D73:.K73]))" office:value-type="string" office:string-value="107" calcext:value-type="string">
            <text:p>10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74:.K74]))" office:value-type="float" office:value="72" calcext:value-type="float">
            <text:p>72</text:p>
          </table:table-cell>
          <table:table-cell table:formula="of:=BIN2HEX(COM.MICROSOFT.CONCAT([.D74:.K74]))" office:value-type="string" office:string-value="48" calcext:value-type="string">
            <text:p>48</text:p>
          </table:table-cell>
          <table:table-cell table:formula="of:=BIN2OCT(COM.MICROSOFT.CONCAT([.D74:.K74]))" office:value-type="string" office:string-value="110" calcext:value-type="string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75:.K75]))" office:value-type="float" office:value="73" calcext:value-type="float">
            <text:p>73</text:p>
          </table:table-cell>
          <table:table-cell table:formula="of:=BIN2HEX(COM.MICROSOFT.CONCAT([.D75:.K75]))" office:value-type="string" office:string-value="49" calcext:value-type="string">
            <text:p>49</text:p>
          </table:table-cell>
          <table:table-cell table:formula="of:=BIN2OCT(COM.MICROSOFT.CONCAT([.D75:.K75]))" office:value-type="string" office:string-value="111" calcext:value-type="string">
            <text:p>11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76:.K76]))" office:value-type="float" office:value="74" calcext:value-type="float">
            <text:p>74</text:p>
          </table:table-cell>
          <table:table-cell table:formula="of:=BIN2HEX(COM.MICROSOFT.CONCAT([.D76:.K76]))" office:value-type="string" office:string-value="4A" calcext:value-type="string">
            <text:p>4A</text:p>
          </table:table-cell>
          <table:table-cell table:formula="of:=BIN2OCT(COM.MICROSOFT.CONCAT([.D76:.K76]))" office:value-type="string" office:string-value="112" calcext:value-type="string">
            <text:p>11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77:.K77]))" office:value-type="float" office:value="75" calcext:value-type="float">
            <text:p>75</text:p>
          </table:table-cell>
          <table:table-cell table:formula="of:=BIN2HEX(COM.MICROSOFT.CONCAT([.D77:.K77]))" office:value-type="string" office:string-value="4B" calcext:value-type="string">
            <text:p>4B</text:p>
          </table:table-cell>
          <table:table-cell table:formula="of:=BIN2OCT(COM.MICROSOFT.CONCAT([.D77:.K77]))" office:value-type="string" office:string-value="113" calcext:value-type="string">
            <text:p>11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78:.K78]))" office:value-type="float" office:value="76" calcext:value-type="float">
            <text:p>76</text:p>
          </table:table-cell>
          <table:table-cell table:formula="of:=BIN2HEX(COM.MICROSOFT.CONCAT([.D78:.K78]))" office:value-type="string" office:string-value="4C" calcext:value-type="string">
            <text:p>4C</text:p>
          </table:table-cell>
          <table:table-cell table:formula="of:=BIN2OCT(COM.MICROSOFT.CONCAT([.D78:.K78]))" office:value-type="string" office:string-value="114" calcext:value-type="string">
            <text:p>11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79:.K79]))" office:value-type="float" office:value="77" calcext:value-type="float">
            <text:p>77</text:p>
          </table:table-cell>
          <table:table-cell table:formula="of:=BIN2HEX(COM.MICROSOFT.CONCAT([.D79:.K79]))" office:value-type="string" office:string-value="4D" calcext:value-type="string">
            <text:p>4D</text:p>
          </table:table-cell>
          <table:table-cell table:formula="of:=BIN2OCT(COM.MICROSOFT.CONCAT([.D79:.K79]))" office:value-type="string" office:string-value="115" calcext:value-type="string">
            <text:p>11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80:.K80]))" office:value-type="float" office:value="78" calcext:value-type="float">
            <text:p>78</text:p>
          </table:table-cell>
          <table:table-cell table:formula="of:=BIN2HEX(COM.MICROSOFT.CONCAT([.D80:.K80]))" office:value-type="string" office:string-value="4E" calcext:value-type="string">
            <text:p>4E</text:p>
          </table:table-cell>
          <table:table-cell table:formula="of:=BIN2OCT(COM.MICROSOFT.CONCAT([.D80:.K80]))" office:value-type="string" office:string-value="116" calcext:value-type="string">
            <text:p>11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81:.K81]))" office:value-type="float" office:value="79" calcext:value-type="float">
            <text:p>79</text:p>
          </table:table-cell>
          <table:table-cell table:formula="of:=BIN2HEX(COM.MICROSOFT.CONCAT([.D81:.K81]))" office:value-type="string" office:string-value="4F" calcext:value-type="string">
            <text:p>4F</text:p>
          </table:table-cell>
          <table:table-cell table:formula="of:=BIN2OCT(COM.MICROSOFT.CONCAT([.D81:.K81]))" office:value-type="string" office:string-value="117" calcext:value-type="string">
            <text:p>11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82:.K82]))" office:value-type="float" office:value="80" calcext:value-type="float">
            <text:p>80</text:p>
          </table:table-cell>
          <table:table-cell table:formula="of:=BIN2HEX(COM.MICROSOFT.CONCAT([.D82:.K82]))" office:value-type="string" office:string-value="50" calcext:value-type="string">
            <text:p>50</text:p>
          </table:table-cell>
          <table:table-cell table:formula="of:=BIN2OCT(COM.MICROSOFT.CONCAT([.D82:.K82]))" office:value-type="string" office:string-value="120" calcext:value-type="string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83:.K83]))" office:value-type="float" office:value="81" calcext:value-type="float">
            <text:p>81</text:p>
          </table:table-cell>
          <table:table-cell table:formula="of:=BIN2HEX(COM.MICROSOFT.CONCAT([.D83:.K83]))" office:value-type="string" office:string-value="51" calcext:value-type="string">
            <text:p>51</text:p>
          </table:table-cell>
          <table:table-cell table:formula="of:=BIN2OCT(COM.MICROSOFT.CONCAT([.D83:.K83]))" office:value-type="string" office:string-value="121" calcext:value-type="string">
            <text:p>12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84:.K84]))" office:value-type="float" office:value="82" calcext:value-type="float">
            <text:p>82</text:p>
          </table:table-cell>
          <table:table-cell table:formula="of:=BIN2HEX(COM.MICROSOFT.CONCAT([.D84:.K84]))" office:value-type="string" office:string-value="52" calcext:value-type="string">
            <text:p>52</text:p>
          </table:table-cell>
          <table:table-cell table:formula="of:=BIN2OCT(COM.MICROSOFT.CONCAT([.D84:.K84]))" office:value-type="string" office:string-value="122" calcext:value-type="string">
            <text:p>12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85:.K85]))" office:value-type="float" office:value="83" calcext:value-type="float">
            <text:p>83</text:p>
          </table:table-cell>
          <table:table-cell table:formula="of:=BIN2HEX(COM.MICROSOFT.CONCAT([.D85:.K85]))" office:value-type="string" office:string-value="53" calcext:value-type="string">
            <text:p>53</text:p>
          </table:table-cell>
          <table:table-cell table:formula="of:=BIN2OCT(COM.MICROSOFT.CONCAT([.D85:.K85]))" office:value-type="string" office:string-value="123" calcext:value-type="string">
            <text:p>12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86:.K86]))" office:value-type="float" office:value="84" calcext:value-type="float">
            <text:p>84</text:p>
          </table:table-cell>
          <table:table-cell table:formula="of:=BIN2HEX(COM.MICROSOFT.CONCAT([.D86:.K86]))" office:value-type="string" office:string-value="54" calcext:value-type="string">
            <text:p>54</text:p>
          </table:table-cell>
          <table:table-cell table:formula="of:=BIN2OCT(COM.MICROSOFT.CONCAT([.D86:.K86]))" office:value-type="string" office:string-value="124" calcext:value-type="string">
            <text:p>12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87:.K87]))" office:value-type="float" office:value="85" calcext:value-type="float">
            <text:p>85</text:p>
          </table:table-cell>
          <table:table-cell table:formula="of:=BIN2HEX(COM.MICROSOFT.CONCAT([.D87:.K87]))" office:value-type="string" office:string-value="55" calcext:value-type="string">
            <text:p>55</text:p>
          </table:table-cell>
          <table:table-cell table:formula="of:=BIN2OCT(COM.MICROSOFT.CONCAT([.D87:.K87]))" office:value-type="string" office:string-value="125" calcext:value-type="string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88:.K88]))" office:value-type="float" office:value="86" calcext:value-type="float">
            <text:p>86</text:p>
          </table:table-cell>
          <table:table-cell table:formula="of:=BIN2HEX(COM.MICROSOFT.CONCAT([.D88:.K88]))" office:value-type="string" office:string-value="56" calcext:value-type="string">
            <text:p>56</text:p>
          </table:table-cell>
          <table:table-cell table:formula="of:=BIN2OCT(COM.MICROSOFT.CONCAT([.D88:.K88]))" office:value-type="string" office:string-value="126" calcext:value-type="string">
            <text:p>12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89:.K89]))" office:value-type="float" office:value="87" calcext:value-type="float">
            <text:p>87</text:p>
          </table:table-cell>
          <table:table-cell table:formula="of:=BIN2HEX(COM.MICROSOFT.CONCAT([.D89:.K89]))" office:value-type="string" office:string-value="57" calcext:value-type="string">
            <text:p>57</text:p>
          </table:table-cell>
          <table:table-cell table:formula="of:=BIN2OCT(COM.MICROSOFT.CONCAT([.D89:.K89]))" office:value-type="string" office:string-value="127" calcext:value-type="string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90:.K90]))" office:value-type="float" office:value="88" calcext:value-type="float">
            <text:p>88</text:p>
          </table:table-cell>
          <table:table-cell table:formula="of:=BIN2HEX(COM.MICROSOFT.CONCAT([.D90:.K90]))" office:value-type="string" office:string-value="58" calcext:value-type="string">
            <text:p>58</text:p>
          </table:table-cell>
          <table:table-cell table:formula="of:=BIN2OCT(COM.MICROSOFT.CONCAT([.D90:.K90]))" office:value-type="string" office:string-value="130" calcext:value-type="string">
            <text:p>13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91:.K91]))" office:value-type="float" office:value="89" calcext:value-type="float">
            <text:p>89</text:p>
          </table:table-cell>
          <table:table-cell table:formula="of:=BIN2HEX(COM.MICROSOFT.CONCAT([.D91:.K91]))" office:value-type="string" office:string-value="59" calcext:value-type="string">
            <text:p>59</text:p>
          </table:table-cell>
          <table:table-cell table:formula="of:=BIN2OCT(COM.MICROSOFT.CONCAT([.D91:.K91]))" office:value-type="string" office:string-value="131" calcext:value-type="string">
            <text:p>13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92:.K92]))" office:value-type="float" office:value="90" calcext:value-type="float">
            <text:p>90</text:p>
          </table:table-cell>
          <table:table-cell table:formula="of:=BIN2HEX(COM.MICROSOFT.CONCAT([.D92:.K92]))" office:value-type="string" office:string-value="5A" calcext:value-type="string">
            <text:p>5A</text:p>
          </table:table-cell>
          <table:table-cell table:formula="of:=BIN2OCT(COM.MICROSOFT.CONCAT([.D92:.K92]))" office:value-type="string" office:string-value="132" calcext:value-type="string">
            <text:p>13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93:.K93]))" office:value-type="float" office:value="91" calcext:value-type="float">
            <text:p>91</text:p>
          </table:table-cell>
          <table:table-cell table:formula="of:=BIN2HEX(COM.MICROSOFT.CONCAT([.D93:.K93]))" office:value-type="string" office:string-value="5B" calcext:value-type="string">
            <text:p>5B</text:p>
          </table:table-cell>
          <table:table-cell table:formula="of:=BIN2OCT(COM.MICROSOFT.CONCAT([.D93:.K93]))" office:value-type="string" office:string-value="133" calcext:value-type="string">
            <text:p>13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94:.K94]))" office:value-type="float" office:value="92" calcext:value-type="float">
            <text:p>92</text:p>
          </table:table-cell>
          <table:table-cell table:formula="of:=BIN2HEX(COM.MICROSOFT.CONCAT([.D94:.K94]))" office:value-type="string" office:string-value="5C" calcext:value-type="string">
            <text:p>5C</text:p>
          </table:table-cell>
          <table:table-cell table:formula="of:=BIN2OCT(COM.MICROSOFT.CONCAT([.D94:.K94]))" office:value-type="string" office:string-value="134" calcext:value-type="string">
            <text:p>13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95:.K95]))" office:value-type="float" office:value="93" calcext:value-type="float">
            <text:p>93</text:p>
          </table:table-cell>
          <table:table-cell table:formula="of:=BIN2HEX(COM.MICROSOFT.CONCAT([.D95:.K95]))" office:value-type="string" office:string-value="5D" calcext:value-type="string">
            <text:p>5D</text:p>
          </table:table-cell>
          <table:table-cell table:formula="of:=BIN2OCT(COM.MICROSOFT.CONCAT([.D95:.K95]))" office:value-type="string" office:string-value="135" calcext:value-type="string">
            <text:p>13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96:.K96]))" office:value-type="float" office:value="94" calcext:value-type="float">
            <text:p>94</text:p>
          </table:table-cell>
          <table:table-cell table:formula="of:=BIN2HEX(COM.MICROSOFT.CONCAT([.D96:.K96]))" office:value-type="string" office:string-value="5E" calcext:value-type="string">
            <text:p>5E</text:p>
          </table:table-cell>
          <table:table-cell table:formula="of:=BIN2OCT(COM.MICROSOFT.CONCAT([.D96:.K96]))" office:value-type="string" office:string-value="136" calcext:value-type="string">
            <text:p>13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97:.K97]))" office:value-type="float" office:value="95" calcext:value-type="float">
            <text:p>95</text:p>
          </table:table-cell>
          <table:table-cell table:formula="of:=BIN2HEX(COM.MICROSOFT.CONCAT([.D97:.K97]))" office:value-type="string" office:string-value="5F" calcext:value-type="string">
            <text:p>5F</text:p>
          </table:table-cell>
          <table:table-cell table:formula="of:=BIN2OCT(COM.MICROSOFT.CONCAT([.D97:.K97]))" office:value-type="string" office:string-value="137" calcext:value-type="string">
            <text:p>13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98:.K98]))" office:value-type="float" office:value="96" calcext:value-type="float">
            <text:p>96</text:p>
          </table:table-cell>
          <table:table-cell table:formula="of:=BIN2HEX(COM.MICROSOFT.CONCAT([.D98:.K98]))" office:value-type="string" office:string-value="60" calcext:value-type="string">
            <text:p>60</text:p>
          </table:table-cell>
          <table:table-cell table:formula="of:=BIN2OCT(COM.MICROSOFT.CONCAT([.D98:.K98]))" office:value-type="string" office:string-value="140" calcext:value-type="string">
            <text:p>14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99:.K99]))" office:value-type="float" office:value="97" calcext:value-type="float">
            <text:p>97</text:p>
          </table:table-cell>
          <table:table-cell table:formula="of:=BIN2HEX(COM.MICROSOFT.CONCAT([.D99:.K99]))" office:value-type="string" office:string-value="61" calcext:value-type="string">
            <text:p>61</text:p>
          </table:table-cell>
          <table:table-cell table:formula="of:=BIN2OCT(COM.MICROSOFT.CONCAT([.D99:.K99]))" office:value-type="string" office:string-value="141" calcext:value-type="string">
            <text:p>14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00:.K100]))" office:value-type="float" office:value="98" calcext:value-type="float">
            <text:p>98</text:p>
          </table:table-cell>
          <table:table-cell table:formula="of:=BIN2HEX(COM.MICROSOFT.CONCAT([.D100:.K100]))" office:value-type="string" office:string-value="62" calcext:value-type="string">
            <text:p>62</text:p>
          </table:table-cell>
          <table:table-cell table:formula="of:=BIN2OCT(COM.MICROSOFT.CONCAT([.D100:.K100]))" office:value-type="string" office:string-value="142" calcext:value-type="string">
            <text:p>14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01:.K101]))" office:value-type="float" office:value="99" calcext:value-type="float">
            <text:p>99</text:p>
          </table:table-cell>
          <table:table-cell table:formula="of:=BIN2HEX(COM.MICROSOFT.CONCAT([.D101:.K101]))" office:value-type="string" office:string-value="63" calcext:value-type="string">
            <text:p>63</text:p>
          </table:table-cell>
          <table:table-cell table:formula="of:=BIN2OCT(COM.MICROSOFT.CONCAT([.D101:.K101]))" office:value-type="string" office:string-value="143" calcext:value-type="string">
            <text:p>14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02:.K102]))" office:value-type="float" office:value="100" calcext:value-type="float">
            <text:p>100</text:p>
          </table:table-cell>
          <table:table-cell table:formula="of:=BIN2HEX(COM.MICROSOFT.CONCAT([.D102:.K102]))" office:value-type="string" office:string-value="64" calcext:value-type="string">
            <text:p>64</text:p>
          </table:table-cell>
          <table:table-cell table:formula="of:=BIN2OCT(COM.MICROSOFT.CONCAT([.D102:.K102]))" office:value-type="string" office:string-value="144" calcext:value-type="string">
            <text:p>14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03:.K103]))" office:value-type="float" office:value="101" calcext:value-type="float">
            <text:p>101</text:p>
          </table:table-cell>
          <table:table-cell table:formula="of:=BIN2HEX(COM.MICROSOFT.CONCAT([.D103:.K103]))" office:value-type="string" office:string-value="65" calcext:value-type="string">
            <text:p>65</text:p>
          </table:table-cell>
          <table:table-cell table:formula="of:=BIN2OCT(COM.MICROSOFT.CONCAT([.D103:.K103]))" office:value-type="string" office:string-value="145" calcext:value-type="string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04:.K104]))" office:value-type="float" office:value="102" calcext:value-type="float">
            <text:p>102</text:p>
          </table:table-cell>
          <table:table-cell table:formula="of:=BIN2HEX(COM.MICROSOFT.CONCAT([.D104:.K104]))" office:value-type="string" office:string-value="66" calcext:value-type="string">
            <text:p>66</text:p>
          </table:table-cell>
          <table:table-cell table:formula="of:=BIN2OCT(COM.MICROSOFT.CONCAT([.D104:.K104]))" office:value-type="string" office:string-value="146" calcext:value-type="string">
            <text:p>14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05:.K105]))" office:value-type="float" office:value="103" calcext:value-type="float">
            <text:p>103</text:p>
          </table:table-cell>
          <table:table-cell table:formula="of:=BIN2HEX(COM.MICROSOFT.CONCAT([.D105:.K105]))" office:value-type="string" office:string-value="67" calcext:value-type="string">
            <text:p>67</text:p>
          </table:table-cell>
          <table:table-cell table:formula="of:=BIN2OCT(COM.MICROSOFT.CONCAT([.D105:.K105]))" office:value-type="string" office:string-value="147" calcext:value-type="string">
            <text:p>14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06:.K106]))" office:value-type="float" office:value="104" calcext:value-type="float">
            <text:p>104</text:p>
          </table:table-cell>
          <table:table-cell table:formula="of:=BIN2HEX(COM.MICROSOFT.CONCAT([.D106:.K106]))" office:value-type="string" office:string-value="68" calcext:value-type="string">
            <text:p>68</text:p>
          </table:table-cell>
          <table:table-cell table:formula="of:=BIN2OCT(COM.MICROSOFT.CONCAT([.D106:.K106]))" office:value-type="string" office:string-value="150" calcext:value-type="string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07:.K107]))" office:value-type="float" office:value="105" calcext:value-type="float">
            <text:p>105</text:p>
          </table:table-cell>
          <table:table-cell table:formula="of:=BIN2HEX(COM.MICROSOFT.CONCAT([.D107:.K107]))" office:value-type="string" office:string-value="69" calcext:value-type="string">
            <text:p>69</text:p>
          </table:table-cell>
          <table:table-cell table:formula="of:=BIN2OCT(COM.MICROSOFT.CONCAT([.D107:.K107]))" office:value-type="string" office:string-value="151" calcext:value-type="string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08:.K108]))" office:value-type="float" office:value="106" calcext:value-type="float">
            <text:p>106</text:p>
          </table:table-cell>
          <table:table-cell table:formula="of:=BIN2HEX(COM.MICROSOFT.CONCAT([.D108:.K108]))" office:value-type="string" office:string-value="6A" calcext:value-type="string">
            <text:p>6A</text:p>
          </table:table-cell>
          <table:table-cell table:formula="of:=BIN2OCT(COM.MICROSOFT.CONCAT([.D108:.K108]))" office:value-type="string" office:string-value="152" calcext:value-type="string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09:.K109]))" office:value-type="float" office:value="107" calcext:value-type="float">
            <text:p>107</text:p>
          </table:table-cell>
          <table:table-cell table:formula="of:=BIN2HEX(COM.MICROSOFT.CONCAT([.D109:.K109]))" office:value-type="string" office:string-value="6B" calcext:value-type="string">
            <text:p>6B</text:p>
          </table:table-cell>
          <table:table-cell table:formula="of:=BIN2OCT(COM.MICROSOFT.CONCAT([.D109:.K109]))" office:value-type="string" office:string-value="153" calcext:value-type="string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10:.K110]))" office:value-type="float" office:value="108" calcext:value-type="float">
            <text:p>108</text:p>
          </table:table-cell>
          <table:table-cell table:formula="of:=BIN2HEX(COM.MICROSOFT.CONCAT([.D110:.K110]))" office:value-type="string" office:string-value="6C" calcext:value-type="string">
            <text:p>6C</text:p>
          </table:table-cell>
          <table:table-cell table:formula="of:=BIN2OCT(COM.MICROSOFT.CONCAT([.D110:.K110]))" office:value-type="string" office:string-value="154" calcext:value-type="string">
            <text:p>15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11:.K111]))" office:value-type="float" office:value="109" calcext:value-type="float">
            <text:p>109</text:p>
          </table:table-cell>
          <table:table-cell table:formula="of:=BIN2HEX(COM.MICROSOFT.CONCAT([.D111:.K111]))" office:value-type="string" office:string-value="6D" calcext:value-type="string">
            <text:p>6D</text:p>
          </table:table-cell>
          <table:table-cell table:formula="of:=BIN2OCT(COM.MICROSOFT.CONCAT([.D111:.K111]))" office:value-type="string" office:string-value="155" calcext:value-type="string">
            <text:p>15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12:.K112]))" office:value-type="float" office:value="110" calcext:value-type="float">
            <text:p>110</text:p>
          </table:table-cell>
          <table:table-cell table:formula="of:=BIN2HEX(COM.MICROSOFT.CONCAT([.D112:.K112]))" office:value-type="string" office:string-value="6E" calcext:value-type="string">
            <text:p>6E</text:p>
          </table:table-cell>
          <table:table-cell table:formula="of:=BIN2OCT(COM.MICROSOFT.CONCAT([.D112:.K112]))" office:value-type="string" office:string-value="156" calcext:value-type="string">
            <text:p>15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13:.K113]))" office:value-type="float" office:value="111" calcext:value-type="float">
            <text:p>111</text:p>
          </table:table-cell>
          <table:table-cell table:formula="of:=BIN2HEX(COM.MICROSOFT.CONCAT([.D113:.K113]))" office:value-type="string" office:string-value="6F" calcext:value-type="string">
            <text:p>6F</text:p>
          </table:table-cell>
          <table:table-cell table:formula="of:=BIN2OCT(COM.MICROSOFT.CONCAT([.D113:.K113]))" office:value-type="string" office:string-value="157" calcext:value-type="string">
            <text:p>15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14:.K114]))" office:value-type="float" office:value="112" calcext:value-type="float">
            <text:p>112</text:p>
          </table:table-cell>
          <table:table-cell table:formula="of:=BIN2HEX(COM.MICROSOFT.CONCAT([.D114:.K114]))" office:value-type="string" office:string-value="70" calcext:value-type="string">
            <text:p>70</text:p>
          </table:table-cell>
          <table:table-cell table:formula="of:=BIN2OCT(COM.MICROSOFT.CONCAT([.D114:.K114]))" office:value-type="string" office:string-value="160" calcext:value-type="string">
            <text:p>16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15:.K115]))" office:value-type="float" office:value="113" calcext:value-type="float">
            <text:p>113</text:p>
          </table:table-cell>
          <table:table-cell table:formula="of:=BIN2HEX(COM.MICROSOFT.CONCAT([.D115:.K115]))" office:value-type="string" office:string-value="71" calcext:value-type="string">
            <text:p>71</text:p>
          </table:table-cell>
          <table:table-cell table:formula="of:=BIN2OCT(COM.MICROSOFT.CONCAT([.D115:.K115]))" office:value-type="string" office:string-value="161" calcext:value-type="string">
            <text:p>16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16:.K116]))" office:value-type="float" office:value="114" calcext:value-type="float">
            <text:p>114</text:p>
          </table:table-cell>
          <table:table-cell table:formula="of:=BIN2HEX(COM.MICROSOFT.CONCAT([.D116:.K116]))" office:value-type="string" office:string-value="72" calcext:value-type="string">
            <text:p>72</text:p>
          </table:table-cell>
          <table:table-cell table:formula="of:=BIN2OCT(COM.MICROSOFT.CONCAT([.D116:.K116]))" office:value-type="string" office:string-value="162" calcext:value-type="string">
            <text:p>16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17:.K117]))" office:value-type="float" office:value="115" calcext:value-type="float">
            <text:p>115</text:p>
          </table:table-cell>
          <table:table-cell table:formula="of:=BIN2HEX(COM.MICROSOFT.CONCAT([.D117:.K117]))" office:value-type="string" office:string-value="73" calcext:value-type="string">
            <text:p>73</text:p>
          </table:table-cell>
          <table:table-cell table:formula="of:=BIN2OCT(COM.MICROSOFT.CONCAT([.D117:.K117]))" office:value-type="string" office:string-value="163" calcext:value-type="string">
            <text:p>16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18:.K118]))" office:value-type="float" office:value="116" calcext:value-type="float">
            <text:p>116</text:p>
          </table:table-cell>
          <table:table-cell table:formula="of:=BIN2HEX(COM.MICROSOFT.CONCAT([.D118:.K118]))" office:value-type="string" office:string-value="74" calcext:value-type="string">
            <text:p>74</text:p>
          </table:table-cell>
          <table:table-cell table:formula="of:=BIN2OCT(COM.MICROSOFT.CONCAT([.D118:.K118]))" office:value-type="string" office:string-value="164" calcext:value-type="string">
            <text:p>16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19:.K119]))" office:value-type="float" office:value="117" calcext:value-type="float">
            <text:p>117</text:p>
          </table:table-cell>
          <table:table-cell table:formula="of:=BIN2HEX(COM.MICROSOFT.CONCAT([.D119:.K119]))" office:value-type="string" office:string-value="75" calcext:value-type="string">
            <text:p>75</text:p>
          </table:table-cell>
          <table:table-cell table:formula="of:=BIN2OCT(COM.MICROSOFT.CONCAT([.D119:.K119]))" office:value-type="string" office:string-value="165" calcext:value-type="string">
            <text:p>16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20:.K120]))" office:value-type="float" office:value="118" calcext:value-type="float">
            <text:p>118</text:p>
          </table:table-cell>
          <table:table-cell table:formula="of:=BIN2HEX(COM.MICROSOFT.CONCAT([.D120:.K120]))" office:value-type="string" office:string-value="76" calcext:value-type="string">
            <text:p>76</text:p>
          </table:table-cell>
          <table:table-cell table:formula="of:=BIN2OCT(COM.MICROSOFT.CONCAT([.D120:.K120]))" office:value-type="string" office:string-value="166" calcext:value-type="string">
            <text:p>16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21:.K121]))" office:value-type="float" office:value="119" calcext:value-type="float">
            <text:p>119</text:p>
          </table:table-cell>
          <table:table-cell table:formula="of:=BIN2HEX(COM.MICROSOFT.CONCAT([.D121:.K121]))" office:value-type="string" office:string-value="77" calcext:value-type="string">
            <text:p>77</text:p>
          </table:table-cell>
          <table:table-cell table:formula="of:=BIN2OCT(COM.MICROSOFT.CONCAT([.D121:.K121]))" office:value-type="string" office:string-value="167" calcext:value-type="string">
            <text:p>16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22:.K122]))" office:value-type="float" office:value="120" calcext:value-type="float">
            <text:p>120</text:p>
          </table:table-cell>
          <table:table-cell table:formula="of:=BIN2HEX(COM.MICROSOFT.CONCAT([.D122:.K122]))" office:value-type="string" office:string-value="78" calcext:value-type="string">
            <text:p>78</text:p>
          </table:table-cell>
          <table:table-cell table:formula="of:=BIN2OCT(COM.MICROSOFT.CONCAT([.D122:.K122]))" office:value-type="string" office:string-value="170" calcext:value-type="string">
            <text:p>17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23:.K123]))" office:value-type="float" office:value="121" calcext:value-type="float">
            <text:p>121</text:p>
          </table:table-cell>
          <table:table-cell table:formula="of:=BIN2HEX(COM.MICROSOFT.CONCAT([.D123:.K123]))" office:value-type="string" office:string-value="79" calcext:value-type="string">
            <text:p>79</text:p>
          </table:table-cell>
          <table:table-cell table:formula="of:=BIN2OCT(COM.MICROSOFT.CONCAT([.D123:.K123]))" office:value-type="string" office:string-value="171" calcext:value-type="string">
            <text:p>17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24:.K124]))" office:value-type="float" office:value="122" calcext:value-type="float">
            <text:p>122</text:p>
          </table:table-cell>
          <table:table-cell table:formula="of:=BIN2HEX(COM.MICROSOFT.CONCAT([.D124:.K124]))" office:value-type="string" office:string-value="7A" calcext:value-type="string">
            <text:p>7A</text:p>
          </table:table-cell>
          <table:table-cell table:formula="of:=BIN2OCT(COM.MICROSOFT.CONCAT([.D124:.K124]))" office:value-type="string" office:string-value="172" calcext:value-type="string">
            <text:p>17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25:.K125]))" office:value-type="float" office:value="123" calcext:value-type="float">
            <text:p>123</text:p>
          </table:table-cell>
          <table:table-cell table:formula="of:=BIN2HEX(COM.MICROSOFT.CONCAT([.D125:.K125]))" office:value-type="string" office:string-value="7B" calcext:value-type="string">
            <text:p>7B</text:p>
          </table:table-cell>
          <table:table-cell table:formula="of:=BIN2OCT(COM.MICROSOFT.CONCAT([.D125:.K125]))" office:value-type="string" office:string-value="173" calcext:value-type="string">
            <text:p>17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26:.K126]))" office:value-type="float" office:value="124" calcext:value-type="float">
            <text:p>124</text:p>
          </table:table-cell>
          <table:table-cell table:formula="of:=BIN2HEX(COM.MICROSOFT.CONCAT([.D126:.K126]))" office:value-type="string" office:string-value="7C" calcext:value-type="string">
            <text:p>7C</text:p>
          </table:table-cell>
          <table:table-cell table:formula="of:=BIN2OCT(COM.MICROSOFT.CONCAT([.D126:.K126]))" office:value-type="string" office:string-value="174" calcext:value-type="string">
            <text:p>17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27:.K127]))" office:value-type="float" office:value="125" calcext:value-type="float">
            <text:p>125</text:p>
          </table:table-cell>
          <table:table-cell table:formula="of:=BIN2HEX(COM.MICROSOFT.CONCAT([.D127:.K127]))" office:value-type="string" office:string-value="7D" calcext:value-type="string">
            <text:p>7D</text:p>
          </table:table-cell>
          <table:table-cell table:formula="of:=BIN2OCT(COM.MICROSOFT.CONCAT([.D127:.K127]))" office:value-type="string" office:string-value="175" calcext:value-type="string">
            <text:p>17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28:.K128]))" office:value-type="float" office:value="126" calcext:value-type="float">
            <text:p>126</text:p>
          </table:table-cell>
          <table:table-cell table:formula="of:=BIN2HEX(COM.MICROSOFT.CONCAT([.D128:.K128]))" office:value-type="string" office:string-value="7E" calcext:value-type="string">
            <text:p>7E</text:p>
          </table:table-cell>
          <table:table-cell table:formula="of:=BIN2OCT(COM.MICROSOFT.CONCAT([.D128:.K128]))" office:value-type="string" office:string-value="176" calcext:value-type="string">
            <text:p>17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29:.K129]))" office:value-type="float" office:value="127" calcext:value-type="float">
            <text:p>127</text:p>
          </table:table-cell>
          <table:table-cell table:formula="of:=BIN2HEX(COM.MICROSOFT.CONCAT([.D129:.K129]))" office:value-type="string" office:string-value="7F" calcext:value-type="string">
            <text:p>7F</text:p>
          </table:table-cell>
          <table:table-cell table:formula="of:=BIN2OCT(COM.MICROSOFT.CONCAT([.D129:.K129]))" office:value-type="string" office:string-value="177" calcext:value-type="string">
            <text:p>17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30:.K130]))" office:value-type="float" office:value="128" calcext:value-type="float">
            <text:p>128</text:p>
          </table:table-cell>
          <table:table-cell table:formula="of:=BIN2HEX(COM.MICROSOFT.CONCAT([.D130:.K130]))" office:value-type="string" office:string-value="80" calcext:value-type="string">
            <text:p>80</text:p>
          </table:table-cell>
          <table:table-cell table:formula="of:=BIN2OCT(COM.MICROSOFT.CONCAT([.D130:.K130]))" office:value-type="string" office:string-value="200" calcext:value-type="string">
            <text:p>2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31:.K131]))" office:value-type="float" office:value="129" calcext:value-type="float">
            <text:p>129</text:p>
          </table:table-cell>
          <table:table-cell table:formula="of:=BIN2HEX(COM.MICROSOFT.CONCAT([.D131:.K131]))" office:value-type="string" office:string-value="81" calcext:value-type="string">
            <text:p>81</text:p>
          </table:table-cell>
          <table:table-cell table:formula="of:=BIN2OCT(COM.MICROSOFT.CONCAT([.D131:.K131]))" office:value-type="string" office:string-value="201" calcext:value-type="string">
            <text:p>20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32:.K132]))" office:value-type="float" office:value="130" calcext:value-type="float">
            <text:p>130</text:p>
          </table:table-cell>
          <table:table-cell table:formula="of:=BIN2HEX(COM.MICROSOFT.CONCAT([.D132:.K132]))" office:value-type="string" office:string-value="82" calcext:value-type="string">
            <text:p>82</text:p>
          </table:table-cell>
          <table:table-cell table:formula="of:=BIN2OCT(COM.MICROSOFT.CONCAT([.D132:.K132]))" office:value-type="string" office:string-value="202" calcext:value-type="string">
            <text:p>20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33:.K133]))" office:value-type="float" office:value="131" calcext:value-type="float">
            <text:p>131</text:p>
          </table:table-cell>
          <table:table-cell table:formula="of:=BIN2HEX(COM.MICROSOFT.CONCAT([.D133:.K133]))" office:value-type="string" office:string-value="83" calcext:value-type="string">
            <text:p>83</text:p>
          </table:table-cell>
          <table:table-cell table:formula="of:=BIN2OCT(COM.MICROSOFT.CONCAT([.D133:.K133]))" office:value-type="string" office:string-value="203" calcext:value-type="string">
            <text:p>2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34:.K134]))" office:value-type="float" office:value="132" calcext:value-type="float">
            <text:p>132</text:p>
          </table:table-cell>
          <table:table-cell table:formula="of:=BIN2HEX(COM.MICROSOFT.CONCAT([.D134:.K134]))" office:value-type="string" office:string-value="84" calcext:value-type="string">
            <text:p>84</text:p>
          </table:table-cell>
          <table:table-cell table:formula="of:=BIN2OCT(COM.MICROSOFT.CONCAT([.D134:.K134]))" office:value-type="string" office:string-value="204" calcext:value-type="string">
            <text:p>20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35:.K135]))" office:value-type="float" office:value="133" calcext:value-type="float">
            <text:p>133</text:p>
          </table:table-cell>
          <table:table-cell table:formula="of:=BIN2HEX(COM.MICROSOFT.CONCAT([.D135:.K135]))" office:value-type="string" office:string-value="85" calcext:value-type="string">
            <text:p>85</text:p>
          </table:table-cell>
          <table:table-cell table:formula="of:=BIN2OCT(COM.MICROSOFT.CONCAT([.D135:.K135]))" office:value-type="string" office:string-value="205" calcext:value-type="string">
            <text:p>20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36:.K136]))" office:value-type="float" office:value="134" calcext:value-type="float">
            <text:p>134</text:p>
          </table:table-cell>
          <table:table-cell table:formula="of:=BIN2HEX(COM.MICROSOFT.CONCAT([.D136:.K136]))" office:value-type="string" office:string-value="86" calcext:value-type="string">
            <text:p>86</text:p>
          </table:table-cell>
          <table:table-cell table:formula="of:=BIN2OCT(COM.MICROSOFT.CONCAT([.D136:.K136]))" office:value-type="string" office:string-value="206" calcext:value-type="string">
            <text:p>20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37:.K137]))" office:value-type="float" office:value="135" calcext:value-type="float">
            <text:p>135</text:p>
          </table:table-cell>
          <table:table-cell table:formula="of:=BIN2HEX(COM.MICROSOFT.CONCAT([.D137:.K137]))" office:value-type="string" office:string-value="87" calcext:value-type="string">
            <text:p>87</text:p>
          </table:table-cell>
          <table:table-cell table:formula="of:=BIN2OCT(COM.MICROSOFT.CONCAT([.D137:.K137]))" office:value-type="string" office:string-value="207" calcext:value-type="string">
            <text:p>20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38:.K138]))" office:value-type="float" office:value="136" calcext:value-type="float">
            <text:p>136</text:p>
          </table:table-cell>
          <table:table-cell table:formula="of:=BIN2HEX(COM.MICROSOFT.CONCAT([.D138:.K138]))" office:value-type="string" office:string-value="88" calcext:value-type="string">
            <text:p>88</text:p>
          </table:table-cell>
          <table:table-cell table:formula="of:=BIN2OCT(COM.MICROSOFT.CONCAT([.D138:.K138]))" office:value-type="string" office:string-value="210" calcext:value-type="string">
            <text:p>2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39:.K139]))" office:value-type="float" office:value="137" calcext:value-type="float">
            <text:p>137</text:p>
          </table:table-cell>
          <table:table-cell table:formula="of:=BIN2HEX(COM.MICROSOFT.CONCAT([.D139:.K139]))" office:value-type="string" office:string-value="89" calcext:value-type="string">
            <text:p>89</text:p>
          </table:table-cell>
          <table:table-cell table:formula="of:=BIN2OCT(COM.MICROSOFT.CONCAT([.D139:.K139]))" office:value-type="string" office:string-value="211" calcext:value-type="string">
            <text:p>21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40:.K140]))" office:value-type="float" office:value="138" calcext:value-type="float">
            <text:p>138</text:p>
          </table:table-cell>
          <table:table-cell table:formula="of:=BIN2HEX(COM.MICROSOFT.CONCAT([.D140:.K140]))" office:value-type="string" office:string-value="8A" calcext:value-type="string">
            <text:p>8A</text:p>
          </table:table-cell>
          <table:table-cell table:formula="of:=BIN2OCT(COM.MICROSOFT.CONCAT([.D140:.K140]))" office:value-type="string" office:string-value="212" calcext:value-type="string">
            <text:p>21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41:.K141]))" office:value-type="float" office:value="139" calcext:value-type="float">
            <text:p>139</text:p>
          </table:table-cell>
          <table:table-cell table:formula="of:=BIN2HEX(COM.MICROSOFT.CONCAT([.D141:.K141]))" office:value-type="string" office:string-value="8B" calcext:value-type="string">
            <text:p>8B</text:p>
          </table:table-cell>
          <table:table-cell table:formula="of:=BIN2OCT(COM.MICROSOFT.CONCAT([.D141:.K141]))" office:value-type="string" office:string-value="213" calcext:value-type="string">
            <text:p>21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42:.K142]))" office:value-type="float" office:value="140" calcext:value-type="float">
            <text:p>140</text:p>
          </table:table-cell>
          <table:table-cell table:formula="of:=BIN2HEX(COM.MICROSOFT.CONCAT([.D142:.K142]))" office:value-type="string" office:string-value="8C" calcext:value-type="string">
            <text:p>8C</text:p>
          </table:table-cell>
          <table:table-cell table:formula="of:=BIN2OCT(COM.MICROSOFT.CONCAT([.D142:.K142]))" office:value-type="string" office:string-value="214" calcext:value-type="string">
            <text:p>21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43:.K143]))" office:value-type="float" office:value="141" calcext:value-type="float">
            <text:p>141</text:p>
          </table:table-cell>
          <table:table-cell table:formula="of:=BIN2HEX(COM.MICROSOFT.CONCAT([.D143:.K143]))" office:value-type="string" office:string-value="8D" calcext:value-type="string">
            <text:p>8D</text:p>
          </table:table-cell>
          <table:table-cell table:formula="of:=BIN2OCT(COM.MICROSOFT.CONCAT([.D143:.K143]))" office:value-type="string" office:string-value="215" calcext:value-type="string">
            <text:p>21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44:.K144]))" office:value-type="float" office:value="142" calcext:value-type="float">
            <text:p>142</text:p>
          </table:table-cell>
          <table:table-cell table:formula="of:=BIN2HEX(COM.MICROSOFT.CONCAT([.D144:.K144]))" office:value-type="string" office:string-value="8E" calcext:value-type="string">
            <text:p>8E</text:p>
          </table:table-cell>
          <table:table-cell table:formula="of:=BIN2OCT(COM.MICROSOFT.CONCAT([.D144:.K144]))" office:value-type="string" office:string-value="216" calcext:value-type="string">
            <text:p>21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45:.K145]))" office:value-type="float" office:value="143" calcext:value-type="float">
            <text:p>143</text:p>
          </table:table-cell>
          <table:table-cell table:formula="of:=BIN2HEX(COM.MICROSOFT.CONCAT([.D145:.K145]))" office:value-type="string" office:string-value="8F" calcext:value-type="string">
            <text:p>8F</text:p>
          </table:table-cell>
          <table:table-cell table:formula="of:=BIN2OCT(COM.MICROSOFT.CONCAT([.D145:.K145]))" office:value-type="string" office:string-value="217" calcext:value-type="string">
            <text:p>21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46:.K146]))" office:value-type="float" office:value="144" calcext:value-type="float">
            <text:p>144</text:p>
          </table:table-cell>
          <table:table-cell table:formula="of:=BIN2HEX(COM.MICROSOFT.CONCAT([.D146:.K146]))" office:value-type="string" office:string-value="90" calcext:value-type="string">
            <text:p>90</text:p>
          </table:table-cell>
          <table:table-cell table:formula="of:=BIN2OCT(COM.MICROSOFT.CONCAT([.D146:.K146]))" office:value-type="string" office:string-value="220" calcext:value-type="string">
            <text:p>22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47:.K147]))" office:value-type="float" office:value="145" calcext:value-type="float">
            <text:p>145</text:p>
          </table:table-cell>
          <table:table-cell table:formula="of:=BIN2HEX(COM.MICROSOFT.CONCAT([.D147:.K147]))" office:value-type="string" office:string-value="91" calcext:value-type="string">
            <text:p>91</text:p>
          </table:table-cell>
          <table:table-cell table:formula="of:=BIN2OCT(COM.MICROSOFT.CONCAT([.D147:.K147]))" office:value-type="string" office:string-value="221" calcext:value-type="string">
            <text:p>22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48:.K148]))" office:value-type="float" office:value="146" calcext:value-type="float">
            <text:p>146</text:p>
          </table:table-cell>
          <table:table-cell table:formula="of:=BIN2HEX(COM.MICROSOFT.CONCAT([.D148:.K148]))" office:value-type="string" office:string-value="92" calcext:value-type="string">
            <text:p>92</text:p>
          </table:table-cell>
          <table:table-cell table:formula="of:=BIN2OCT(COM.MICROSOFT.CONCAT([.D148:.K148]))" office:value-type="string" office:string-value="222" calcext:value-type="string">
            <text:p>22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49:.K149]))" office:value-type="float" office:value="147" calcext:value-type="float">
            <text:p>147</text:p>
          </table:table-cell>
          <table:table-cell table:formula="of:=BIN2HEX(COM.MICROSOFT.CONCAT([.D149:.K149]))" office:value-type="string" office:string-value="93" calcext:value-type="string">
            <text:p>93</text:p>
          </table:table-cell>
          <table:table-cell table:formula="of:=BIN2OCT(COM.MICROSOFT.CONCAT([.D149:.K149]))" office:value-type="string" office:string-value="223" calcext:value-type="string">
            <text:p>22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50:.K150]))" office:value-type="float" office:value="148" calcext:value-type="float">
            <text:p>148</text:p>
          </table:table-cell>
          <table:table-cell table:formula="of:=BIN2HEX(COM.MICROSOFT.CONCAT([.D150:.K150]))" office:value-type="string" office:string-value="94" calcext:value-type="string">
            <text:p>94</text:p>
          </table:table-cell>
          <table:table-cell table:formula="of:=BIN2OCT(COM.MICROSOFT.CONCAT([.D150:.K150]))" office:value-type="string" office:string-value="224" calcext:value-type="string">
            <text:p>2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51:.K151]))" office:value-type="float" office:value="149" calcext:value-type="float">
            <text:p>149</text:p>
          </table:table-cell>
          <table:table-cell table:formula="of:=BIN2HEX(COM.MICROSOFT.CONCAT([.D151:.K151]))" office:value-type="string" office:string-value="95" calcext:value-type="string">
            <text:p>95</text:p>
          </table:table-cell>
          <table:table-cell table:formula="of:=BIN2OCT(COM.MICROSOFT.CONCAT([.D151:.K151]))" office:value-type="string" office:string-value="225" calcext:value-type="string">
            <text:p>22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52:.K152]))" office:value-type="float" office:value="150" calcext:value-type="float">
            <text:p>150</text:p>
          </table:table-cell>
          <table:table-cell table:formula="of:=BIN2HEX(COM.MICROSOFT.CONCAT([.D152:.K152]))" office:value-type="string" office:string-value="96" calcext:value-type="string">
            <text:p>96</text:p>
          </table:table-cell>
          <table:table-cell table:formula="of:=BIN2OCT(COM.MICROSOFT.CONCAT([.D152:.K152]))" office:value-type="string" office:string-value="226" calcext:value-type="string">
            <text:p>22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53:.K153]))" office:value-type="float" office:value="151" calcext:value-type="float">
            <text:p>151</text:p>
          </table:table-cell>
          <table:table-cell table:formula="of:=BIN2HEX(COM.MICROSOFT.CONCAT([.D153:.K153]))" office:value-type="string" office:string-value="97" calcext:value-type="string">
            <text:p>97</text:p>
          </table:table-cell>
          <table:table-cell table:formula="of:=BIN2OCT(COM.MICROSOFT.CONCAT([.D153:.K153]))" office:value-type="string" office:string-value="227" calcext:value-type="string">
            <text:p>22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54:.K154]))" office:value-type="float" office:value="152" calcext:value-type="float">
            <text:p>152</text:p>
          </table:table-cell>
          <table:table-cell table:formula="of:=BIN2HEX(COM.MICROSOFT.CONCAT([.D154:.K154]))" office:value-type="string" office:string-value="98" calcext:value-type="string">
            <text:p>98</text:p>
          </table:table-cell>
          <table:table-cell table:formula="of:=BIN2OCT(COM.MICROSOFT.CONCAT([.D154:.K154]))" office:value-type="string" office:string-value="230" calcext:value-type="string">
            <text:p>23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55:.K155]))" office:value-type="float" office:value="153" calcext:value-type="float">
            <text:p>153</text:p>
          </table:table-cell>
          <table:table-cell table:formula="of:=BIN2HEX(COM.MICROSOFT.CONCAT([.D155:.K155]))" office:value-type="string" office:string-value="99" calcext:value-type="string">
            <text:p>99</text:p>
          </table:table-cell>
          <table:table-cell table:formula="of:=BIN2OCT(COM.MICROSOFT.CONCAT([.D155:.K155]))" office:value-type="string" office:string-value="231" calcext:value-type="string">
            <text:p>23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56:.K156]))" office:value-type="float" office:value="154" calcext:value-type="float">
            <text:p>154</text:p>
          </table:table-cell>
          <table:table-cell table:formula="of:=BIN2HEX(COM.MICROSOFT.CONCAT([.D156:.K156]))" office:value-type="string" office:string-value="9A" calcext:value-type="string">
            <text:p>9A</text:p>
          </table:table-cell>
          <table:table-cell table:formula="of:=BIN2OCT(COM.MICROSOFT.CONCAT([.D156:.K156]))" office:value-type="string" office:string-value="232" calcext:value-type="string">
            <text:p>23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57:.K157]))" office:value-type="float" office:value="155" calcext:value-type="float">
            <text:p>155</text:p>
          </table:table-cell>
          <table:table-cell table:formula="of:=BIN2HEX(COM.MICROSOFT.CONCAT([.D157:.K157]))" office:value-type="string" office:string-value="9B" calcext:value-type="string">
            <text:p>9B</text:p>
          </table:table-cell>
          <table:table-cell table:formula="of:=BIN2OCT(COM.MICROSOFT.CONCAT([.D157:.K157]))" office:value-type="string" office:string-value="233" calcext:value-type="string">
            <text:p>23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58:.K158]))" office:value-type="float" office:value="156" calcext:value-type="float">
            <text:p>156</text:p>
          </table:table-cell>
          <table:table-cell table:formula="of:=BIN2HEX(COM.MICROSOFT.CONCAT([.D158:.K158]))" office:value-type="string" office:string-value="9C" calcext:value-type="string">
            <text:p>9C</text:p>
          </table:table-cell>
          <table:table-cell table:formula="of:=BIN2OCT(COM.MICROSOFT.CONCAT([.D158:.K158]))" office:value-type="string" office:string-value="234" calcext:value-type="string">
            <text:p>23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59:.K159]))" office:value-type="float" office:value="157" calcext:value-type="float">
            <text:p>157</text:p>
          </table:table-cell>
          <table:table-cell table:formula="of:=BIN2HEX(COM.MICROSOFT.CONCAT([.D159:.K159]))" office:value-type="string" office:string-value="9D" calcext:value-type="string">
            <text:p>9D</text:p>
          </table:table-cell>
          <table:table-cell table:formula="of:=BIN2OCT(COM.MICROSOFT.CONCAT([.D159:.K159]))" office:value-type="string" office:string-value="235" calcext:value-type="string">
            <text:p>23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60:.K160]))" office:value-type="float" office:value="158" calcext:value-type="float">
            <text:p>158</text:p>
          </table:table-cell>
          <table:table-cell table:formula="of:=BIN2HEX(COM.MICROSOFT.CONCAT([.D160:.K160]))" office:value-type="string" office:string-value="9E" calcext:value-type="string">
            <text:p>9E</text:p>
          </table:table-cell>
          <table:table-cell table:formula="of:=BIN2OCT(COM.MICROSOFT.CONCAT([.D160:.K160]))" office:value-type="string" office:string-value="236" calcext:value-type="string">
            <text:p>23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61:.K161]))" office:value-type="float" office:value="159" calcext:value-type="float">
            <text:p>159</text:p>
          </table:table-cell>
          <table:table-cell table:formula="of:=BIN2HEX(COM.MICROSOFT.CONCAT([.D161:.K161]))" office:value-type="string" office:string-value="9F" calcext:value-type="string">
            <text:p>9F</text:p>
          </table:table-cell>
          <table:table-cell table:formula="of:=BIN2OCT(COM.MICROSOFT.CONCAT([.D161:.K161]))" office:value-type="string" office:string-value="237" calcext:value-type="string">
            <text:p>23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62:.K162]))" office:value-type="float" office:value="160" calcext:value-type="float">
            <text:p>160</text:p>
          </table:table-cell>
          <table:table-cell table:formula="of:=BIN2HEX(COM.MICROSOFT.CONCAT([.D162:.K162]))" office:value-type="string" office:string-value="A0" calcext:value-type="string">
            <text:p>A0</text:p>
          </table:table-cell>
          <table:table-cell table:formula="of:=BIN2OCT(COM.MICROSOFT.CONCAT([.D162:.K162]))" office:value-type="string" office:string-value="240" calcext:value-type="string">
            <text:p>24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63:.K163]))" office:value-type="float" office:value="161" calcext:value-type="float">
            <text:p>161</text:p>
          </table:table-cell>
          <table:table-cell table:formula="of:=BIN2HEX(COM.MICROSOFT.CONCAT([.D163:.K163]))" office:value-type="string" office:string-value="A1" calcext:value-type="string">
            <text:p>A1</text:p>
          </table:table-cell>
          <table:table-cell table:formula="of:=BIN2OCT(COM.MICROSOFT.CONCAT([.D163:.K163]))" office:value-type="string" office:string-value="241" calcext:value-type="string">
            <text:p>24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64:.K164]))" office:value-type="float" office:value="162" calcext:value-type="float">
            <text:p>162</text:p>
          </table:table-cell>
          <table:table-cell table:formula="of:=BIN2HEX(COM.MICROSOFT.CONCAT([.D164:.K164]))" office:value-type="string" office:string-value="A2" calcext:value-type="string">
            <text:p>A2</text:p>
          </table:table-cell>
          <table:table-cell table:formula="of:=BIN2OCT(COM.MICROSOFT.CONCAT([.D164:.K164]))" office:value-type="string" office:string-value="242" calcext:value-type="string">
            <text:p>24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65:.K165]))" office:value-type="float" office:value="163" calcext:value-type="float">
            <text:p>163</text:p>
          </table:table-cell>
          <table:table-cell table:formula="of:=BIN2HEX(COM.MICROSOFT.CONCAT([.D165:.K165]))" office:value-type="string" office:string-value="A3" calcext:value-type="string">
            <text:p>A3</text:p>
          </table:table-cell>
          <table:table-cell table:formula="of:=BIN2OCT(COM.MICROSOFT.CONCAT([.D165:.K165]))" office:value-type="string" office:string-value="243" calcext:value-type="string">
            <text:p>24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66:.K166]))" office:value-type="float" office:value="164" calcext:value-type="float">
            <text:p>164</text:p>
          </table:table-cell>
          <table:table-cell table:formula="of:=BIN2HEX(COM.MICROSOFT.CONCAT([.D166:.K166]))" office:value-type="string" office:string-value="A4" calcext:value-type="string">
            <text:p>A4</text:p>
          </table:table-cell>
          <table:table-cell table:formula="of:=BIN2OCT(COM.MICROSOFT.CONCAT([.D166:.K166]))" office:value-type="string" office:string-value="244" calcext:value-type="string">
            <text:p>24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67:.K167]))" office:value-type="float" office:value="165" calcext:value-type="float">
            <text:p>165</text:p>
          </table:table-cell>
          <table:table-cell table:formula="of:=BIN2HEX(COM.MICROSOFT.CONCAT([.D167:.K167]))" office:value-type="string" office:string-value="A5" calcext:value-type="string">
            <text:p>A5</text:p>
          </table:table-cell>
          <table:table-cell table:formula="of:=BIN2OCT(COM.MICROSOFT.CONCAT([.D167:.K167]))" office:value-type="string" office:string-value="245" calcext:value-type="string">
            <text:p>24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68:.K168]))" office:value-type="float" office:value="166" calcext:value-type="float">
            <text:p>166</text:p>
          </table:table-cell>
          <table:table-cell table:formula="of:=BIN2HEX(COM.MICROSOFT.CONCAT([.D168:.K168]))" office:value-type="string" office:string-value="A6" calcext:value-type="string">
            <text:p>A6</text:p>
          </table:table-cell>
          <table:table-cell table:formula="of:=BIN2OCT(COM.MICROSOFT.CONCAT([.D168:.K168]))" office:value-type="string" office:string-value="246" calcext:value-type="string">
            <text:p>24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69:.K169]))" office:value-type="float" office:value="167" calcext:value-type="float">
            <text:p>167</text:p>
          </table:table-cell>
          <table:table-cell table:formula="of:=BIN2HEX(COM.MICROSOFT.CONCAT([.D169:.K169]))" office:value-type="string" office:string-value="A7" calcext:value-type="string">
            <text:p>A7</text:p>
          </table:table-cell>
          <table:table-cell table:formula="of:=BIN2OCT(COM.MICROSOFT.CONCAT([.D169:.K169]))" office:value-type="string" office:string-value="247" calcext:value-type="string">
            <text:p>24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70:.K170]))" office:value-type="float" office:value="168" calcext:value-type="float">
            <text:p>168</text:p>
          </table:table-cell>
          <table:table-cell table:formula="of:=BIN2HEX(COM.MICROSOFT.CONCAT([.D170:.K170]))" office:value-type="string" office:string-value="A8" calcext:value-type="string">
            <text:p>A8</text:p>
          </table:table-cell>
          <table:table-cell table:formula="of:=BIN2OCT(COM.MICROSOFT.CONCAT([.D170:.K170]))" office:value-type="string" office:string-value="250" calcext:value-type="string">
            <text:p>25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71:.K171]))" office:value-type="float" office:value="169" calcext:value-type="float">
            <text:p>169</text:p>
          </table:table-cell>
          <table:table-cell table:formula="of:=BIN2HEX(COM.MICROSOFT.CONCAT([.D171:.K171]))" office:value-type="string" office:string-value="A9" calcext:value-type="string">
            <text:p>A9</text:p>
          </table:table-cell>
          <table:table-cell table:formula="of:=BIN2OCT(COM.MICROSOFT.CONCAT([.D171:.K171]))" office:value-type="string" office:string-value="251" calcext:value-type="string">
            <text:p>25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72:.K172]))" office:value-type="float" office:value="170" calcext:value-type="float">
            <text:p>170</text:p>
          </table:table-cell>
          <table:table-cell table:formula="of:=BIN2HEX(COM.MICROSOFT.CONCAT([.D172:.K172]))" office:value-type="string" office:string-value="AA" calcext:value-type="string">
            <text:p>AA</text:p>
          </table:table-cell>
          <table:table-cell table:formula="of:=BIN2OCT(COM.MICROSOFT.CONCAT([.D172:.K172]))" office:value-type="string" office:string-value="252" calcext:value-type="string">
            <text:p>25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73:.K173]))" office:value-type="float" office:value="171" calcext:value-type="float">
            <text:p>171</text:p>
          </table:table-cell>
          <table:table-cell table:formula="of:=BIN2HEX(COM.MICROSOFT.CONCAT([.D173:.K173]))" office:value-type="string" office:string-value="AB" calcext:value-type="string">
            <text:p>AB</text:p>
          </table:table-cell>
          <table:table-cell table:formula="of:=BIN2OCT(COM.MICROSOFT.CONCAT([.D173:.K173]))" office:value-type="string" office:string-value="253" calcext:value-type="string">
            <text:p>25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74:.K174]))" office:value-type="float" office:value="172" calcext:value-type="float">
            <text:p>172</text:p>
          </table:table-cell>
          <table:table-cell table:formula="of:=BIN2HEX(COM.MICROSOFT.CONCAT([.D174:.K174]))" office:value-type="string" office:string-value="AC" calcext:value-type="string">
            <text:p>AC</text:p>
          </table:table-cell>
          <table:table-cell table:formula="of:=BIN2OCT(COM.MICROSOFT.CONCAT([.D174:.K174]))" office:value-type="string" office:string-value="254" calcext:value-type="string">
            <text:p>25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75:.K175]))" office:value-type="float" office:value="173" calcext:value-type="float">
            <text:p>173</text:p>
          </table:table-cell>
          <table:table-cell table:formula="of:=BIN2HEX(COM.MICROSOFT.CONCAT([.D175:.K175]))" office:value-type="string" office:string-value="AD" calcext:value-type="string">
            <text:p>AD</text:p>
          </table:table-cell>
          <table:table-cell table:formula="of:=BIN2OCT(COM.MICROSOFT.CONCAT([.D175:.K175]))" office:value-type="string" office:string-value="255" calcext:value-type="string">
            <text:p>25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76:.K176]))" office:value-type="float" office:value="174" calcext:value-type="float">
            <text:p>174</text:p>
          </table:table-cell>
          <table:table-cell table:formula="of:=BIN2HEX(COM.MICROSOFT.CONCAT([.D176:.K176]))" office:value-type="string" office:string-value="AE" calcext:value-type="string">
            <text:p>AE</text:p>
          </table:table-cell>
          <table:table-cell table:formula="of:=BIN2OCT(COM.MICROSOFT.CONCAT([.D176:.K176]))" office:value-type="string" office:string-value="256" calcext:value-type="string">
            <text:p>25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77:.K177]))" office:value-type="float" office:value="175" calcext:value-type="float">
            <text:p>175</text:p>
          </table:table-cell>
          <table:table-cell table:formula="of:=BIN2HEX(COM.MICROSOFT.CONCAT([.D177:.K177]))" office:value-type="string" office:string-value="AF" calcext:value-type="string">
            <text:p>AF</text:p>
          </table:table-cell>
          <table:table-cell table:formula="of:=BIN2OCT(COM.MICROSOFT.CONCAT([.D177:.K177]))" office:value-type="string" office:string-value="257" calcext:value-type="string">
            <text:p>25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78:.K178]))" office:value-type="float" office:value="176" calcext:value-type="float">
            <text:p>176</text:p>
          </table:table-cell>
          <table:table-cell table:formula="of:=BIN2HEX(COM.MICROSOFT.CONCAT([.D178:.K178]))" office:value-type="string" office:string-value="B0" calcext:value-type="string">
            <text:p>B0</text:p>
          </table:table-cell>
          <table:table-cell table:formula="of:=BIN2OCT(COM.MICROSOFT.CONCAT([.D178:.K178]))" office:value-type="string" office:string-value="260" calcext:value-type="string">
            <text:p>26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79:.K179]))" office:value-type="float" office:value="177" calcext:value-type="float">
            <text:p>177</text:p>
          </table:table-cell>
          <table:table-cell table:formula="of:=BIN2HEX(COM.MICROSOFT.CONCAT([.D179:.K179]))" office:value-type="string" office:string-value="B1" calcext:value-type="string">
            <text:p>B1</text:p>
          </table:table-cell>
          <table:table-cell table:formula="of:=BIN2OCT(COM.MICROSOFT.CONCAT([.D179:.K179]))" office:value-type="string" office:string-value="261" calcext:value-type="string">
            <text:p>26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80:.K180]))" office:value-type="float" office:value="178" calcext:value-type="float">
            <text:p>178</text:p>
          </table:table-cell>
          <table:table-cell table:formula="of:=BIN2HEX(COM.MICROSOFT.CONCAT([.D180:.K180]))" office:value-type="string" office:string-value="B2" calcext:value-type="string">
            <text:p>B2</text:p>
          </table:table-cell>
          <table:table-cell table:formula="of:=BIN2OCT(COM.MICROSOFT.CONCAT([.D180:.K180]))" office:value-type="string" office:string-value="262" calcext:value-type="string">
            <text:p>26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81:.K181]))" office:value-type="float" office:value="179" calcext:value-type="float">
            <text:p>179</text:p>
          </table:table-cell>
          <table:table-cell table:formula="of:=BIN2HEX(COM.MICROSOFT.CONCAT([.D181:.K181]))" office:value-type="string" office:string-value="B3" calcext:value-type="string">
            <text:p>B3</text:p>
          </table:table-cell>
          <table:table-cell table:formula="of:=BIN2OCT(COM.MICROSOFT.CONCAT([.D181:.K181]))" office:value-type="string" office:string-value="263" calcext:value-type="string">
            <text:p>26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82:.K182]))" office:value-type="float" office:value="180" calcext:value-type="float">
            <text:p>180</text:p>
          </table:table-cell>
          <table:table-cell table:formula="of:=BIN2HEX(COM.MICROSOFT.CONCAT([.D182:.K182]))" office:value-type="string" office:string-value="B4" calcext:value-type="string">
            <text:p>B4</text:p>
          </table:table-cell>
          <table:table-cell table:formula="of:=BIN2OCT(COM.MICROSOFT.CONCAT([.D182:.K182]))" office:value-type="string" office:string-value="264" calcext:value-type="string">
            <text:p>26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83:.K183]))" office:value-type="float" office:value="181" calcext:value-type="float">
            <text:p>181</text:p>
          </table:table-cell>
          <table:table-cell table:formula="of:=BIN2HEX(COM.MICROSOFT.CONCAT([.D183:.K183]))" office:value-type="string" office:string-value="B5" calcext:value-type="string">
            <text:p>B5</text:p>
          </table:table-cell>
          <table:table-cell table:formula="of:=BIN2OCT(COM.MICROSOFT.CONCAT([.D183:.K183]))" office:value-type="string" office:string-value="265" calcext:value-type="string">
            <text:p>26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84:.K184]))" office:value-type="float" office:value="182" calcext:value-type="float">
            <text:p>182</text:p>
          </table:table-cell>
          <table:table-cell table:formula="of:=BIN2HEX(COM.MICROSOFT.CONCAT([.D184:.K184]))" office:value-type="string" office:string-value="B6" calcext:value-type="string">
            <text:p>B6</text:p>
          </table:table-cell>
          <table:table-cell table:formula="of:=BIN2OCT(COM.MICROSOFT.CONCAT([.D184:.K184]))" office:value-type="string" office:string-value="266" calcext:value-type="string">
            <text:p>26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85:.K185]))" office:value-type="float" office:value="183" calcext:value-type="float">
            <text:p>183</text:p>
          </table:table-cell>
          <table:table-cell table:formula="of:=BIN2HEX(COM.MICROSOFT.CONCAT([.D185:.K185]))" office:value-type="string" office:string-value="B7" calcext:value-type="string">
            <text:p>B7</text:p>
          </table:table-cell>
          <table:table-cell table:formula="of:=BIN2OCT(COM.MICROSOFT.CONCAT([.D185:.K185]))" office:value-type="string" office:string-value="267" calcext:value-type="string">
            <text:p>26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86:.K186]))" office:value-type="float" office:value="184" calcext:value-type="float">
            <text:p>184</text:p>
          </table:table-cell>
          <table:table-cell table:formula="of:=BIN2HEX(COM.MICROSOFT.CONCAT([.D186:.K186]))" office:value-type="string" office:string-value="B8" calcext:value-type="string">
            <text:p>B8</text:p>
          </table:table-cell>
          <table:table-cell table:formula="of:=BIN2OCT(COM.MICROSOFT.CONCAT([.D186:.K186]))" office:value-type="string" office:string-value="270" calcext:value-type="string">
            <text:p>27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87:.K187]))" office:value-type="float" office:value="185" calcext:value-type="float">
            <text:p>185</text:p>
          </table:table-cell>
          <table:table-cell table:formula="of:=BIN2HEX(COM.MICROSOFT.CONCAT([.D187:.K187]))" office:value-type="string" office:string-value="B9" calcext:value-type="string">
            <text:p>B9</text:p>
          </table:table-cell>
          <table:table-cell table:formula="of:=BIN2OCT(COM.MICROSOFT.CONCAT([.D187:.K187]))" office:value-type="string" office:string-value="271" calcext:value-type="string">
            <text:p>27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88:.K188]))" office:value-type="float" office:value="186" calcext:value-type="float">
            <text:p>186</text:p>
          </table:table-cell>
          <table:table-cell table:formula="of:=BIN2HEX(COM.MICROSOFT.CONCAT([.D188:.K188]))" office:value-type="string" office:string-value="BA" calcext:value-type="string">
            <text:p>BA</text:p>
          </table:table-cell>
          <table:table-cell table:formula="of:=BIN2OCT(COM.MICROSOFT.CONCAT([.D188:.K188]))" office:value-type="string" office:string-value="272" calcext:value-type="string">
            <text:p>27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89:.K189]))" office:value-type="float" office:value="187" calcext:value-type="float">
            <text:p>187</text:p>
          </table:table-cell>
          <table:table-cell table:formula="of:=BIN2HEX(COM.MICROSOFT.CONCAT([.D189:.K189]))" office:value-type="string" office:string-value="BB" calcext:value-type="string">
            <text:p>BB</text:p>
          </table:table-cell>
          <table:table-cell table:formula="of:=BIN2OCT(COM.MICROSOFT.CONCAT([.D189:.K189]))" office:value-type="string" office:string-value="273" calcext:value-type="string">
            <text:p>27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90:.K190]))" office:value-type="float" office:value="188" calcext:value-type="float">
            <text:p>188</text:p>
          </table:table-cell>
          <table:table-cell table:formula="of:=BIN2HEX(COM.MICROSOFT.CONCAT([.D190:.K190]))" office:value-type="string" office:string-value="BC" calcext:value-type="string">
            <text:p>BC</text:p>
          </table:table-cell>
          <table:table-cell table:formula="of:=BIN2OCT(COM.MICROSOFT.CONCAT([.D190:.K190]))" office:value-type="string" office:string-value="274" calcext:value-type="string">
            <text:p>27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91:.K191]))" office:value-type="float" office:value="189" calcext:value-type="float">
            <text:p>189</text:p>
          </table:table-cell>
          <table:table-cell table:formula="of:=BIN2HEX(COM.MICROSOFT.CONCAT([.D191:.K191]))" office:value-type="string" office:string-value="BD" calcext:value-type="string">
            <text:p>BD</text:p>
          </table:table-cell>
          <table:table-cell table:formula="of:=BIN2OCT(COM.MICROSOFT.CONCAT([.D191:.K191]))" office:value-type="string" office:string-value="275" calcext:value-type="string">
            <text:p>27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92:.K192]))" office:value-type="float" office:value="190" calcext:value-type="float">
            <text:p>190</text:p>
          </table:table-cell>
          <table:table-cell table:formula="of:=BIN2HEX(COM.MICROSOFT.CONCAT([.D192:.K192]))" office:value-type="string" office:string-value="BE" calcext:value-type="string">
            <text:p>BE</text:p>
          </table:table-cell>
          <table:table-cell table:formula="of:=BIN2OCT(COM.MICROSOFT.CONCAT([.D192:.K192]))" office:value-type="string" office:string-value="276" calcext:value-type="string">
            <text:p>27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93:.K193]))" office:value-type="float" office:value="191" calcext:value-type="float">
            <text:p>191</text:p>
          </table:table-cell>
          <table:table-cell table:formula="of:=BIN2HEX(COM.MICROSOFT.CONCAT([.D193:.K193]))" office:value-type="string" office:string-value="BF" calcext:value-type="string">
            <text:p>BF</text:p>
          </table:table-cell>
          <table:table-cell table:formula="of:=BIN2OCT(COM.MICROSOFT.CONCAT([.D193:.K193]))" office:value-type="string" office:string-value="277" calcext:value-type="string">
            <text:p>27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94:.K194]))" office:value-type="float" office:value="192" calcext:value-type="float">
            <text:p>192</text:p>
          </table:table-cell>
          <table:table-cell table:formula="of:=BIN2HEX(COM.MICROSOFT.CONCAT([.D194:.K194]))" office:value-type="string" office:string-value="C0" calcext:value-type="string">
            <text:p>C0</text:p>
          </table:table-cell>
          <table:table-cell table:formula="of:=BIN2OCT(COM.MICROSOFT.CONCAT([.D194:.K194]))" office:value-type="string" office:string-value="300" calcext:value-type="string">
            <text:p>30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95:.K195]))" office:value-type="float" office:value="193" calcext:value-type="float">
            <text:p>193</text:p>
          </table:table-cell>
          <table:table-cell table:formula="of:=BIN2HEX(COM.MICROSOFT.CONCAT([.D195:.K195]))" office:value-type="string" office:string-value="C1" calcext:value-type="string">
            <text:p>C1</text:p>
          </table:table-cell>
          <table:table-cell table:formula="of:=BIN2OCT(COM.MICROSOFT.CONCAT([.D195:.K195]))" office:value-type="string" office:string-value="301" calcext:value-type="string">
            <text:p>30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96:.K196]))" office:value-type="float" office:value="194" calcext:value-type="float">
            <text:p>194</text:p>
          </table:table-cell>
          <table:table-cell table:formula="of:=BIN2HEX(COM.MICROSOFT.CONCAT([.D196:.K196]))" office:value-type="string" office:string-value="C2" calcext:value-type="string">
            <text:p>C2</text:p>
          </table:table-cell>
          <table:table-cell table:formula="of:=BIN2OCT(COM.MICROSOFT.CONCAT([.D196:.K196]))" office:value-type="string" office:string-value="302" calcext:value-type="string">
            <text:p>30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97:.K197]))" office:value-type="float" office:value="195" calcext:value-type="float">
            <text:p>195</text:p>
          </table:table-cell>
          <table:table-cell table:formula="of:=BIN2HEX(COM.MICROSOFT.CONCAT([.D197:.K197]))" office:value-type="string" office:string-value="C3" calcext:value-type="string">
            <text:p>C3</text:p>
          </table:table-cell>
          <table:table-cell table:formula="of:=BIN2OCT(COM.MICROSOFT.CONCAT([.D197:.K197]))" office:value-type="string" office:string-value="303" calcext:value-type="string">
            <text:p>30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198:.K198]))" office:value-type="float" office:value="196" calcext:value-type="float">
            <text:p>196</text:p>
          </table:table-cell>
          <table:table-cell table:formula="of:=BIN2HEX(COM.MICROSOFT.CONCAT([.D198:.K198]))" office:value-type="string" office:string-value="C4" calcext:value-type="string">
            <text:p>C4</text:p>
          </table:table-cell>
          <table:table-cell table:formula="of:=BIN2OCT(COM.MICROSOFT.CONCAT([.D198:.K198]))" office:value-type="string" office:string-value="304" calcext:value-type="string">
            <text:p>30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199:.K199]))" office:value-type="float" office:value="197" calcext:value-type="float">
            <text:p>197</text:p>
          </table:table-cell>
          <table:table-cell table:formula="of:=BIN2HEX(COM.MICROSOFT.CONCAT([.D199:.K199]))" office:value-type="string" office:string-value="C5" calcext:value-type="string">
            <text:p>C5</text:p>
          </table:table-cell>
          <table:table-cell table:formula="of:=BIN2OCT(COM.MICROSOFT.CONCAT([.D199:.K199]))" office:value-type="string" office:string-value="305" calcext:value-type="string">
            <text:p>30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00:.K200]))" office:value-type="float" office:value="198" calcext:value-type="float">
            <text:p>198</text:p>
          </table:table-cell>
          <table:table-cell table:formula="of:=BIN2HEX(COM.MICROSOFT.CONCAT([.D200:.K200]))" office:value-type="string" office:string-value="C6" calcext:value-type="string">
            <text:p>C6</text:p>
          </table:table-cell>
          <table:table-cell table:formula="of:=BIN2OCT(COM.MICROSOFT.CONCAT([.D200:.K200]))" office:value-type="string" office:string-value="306" calcext:value-type="string">
            <text:p>30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01:.K201]))" office:value-type="float" office:value="199" calcext:value-type="float">
            <text:p>199</text:p>
          </table:table-cell>
          <table:table-cell table:formula="of:=BIN2HEX(COM.MICROSOFT.CONCAT([.D201:.K201]))" office:value-type="string" office:string-value="C7" calcext:value-type="string">
            <text:p>C7</text:p>
          </table:table-cell>
          <table:table-cell table:formula="of:=BIN2OCT(COM.MICROSOFT.CONCAT([.D201:.K201]))" office:value-type="string" office:string-value="307" calcext:value-type="string">
            <text:p>30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02:.K202]))" office:value-type="float" office:value="200" calcext:value-type="float">
            <text:p>200</text:p>
          </table:table-cell>
          <table:table-cell table:formula="of:=BIN2HEX(COM.MICROSOFT.CONCAT([.D202:.K202]))" office:value-type="string" office:string-value="C8" calcext:value-type="string">
            <text:p>C8</text:p>
          </table:table-cell>
          <table:table-cell table:formula="of:=BIN2OCT(COM.MICROSOFT.CONCAT([.D202:.K202]))" office:value-type="string" office:string-value="310" calcext:value-type="string">
            <text:p>3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03:.K203]))" office:value-type="float" office:value="201" calcext:value-type="float">
            <text:p>201</text:p>
          </table:table-cell>
          <table:table-cell table:formula="of:=BIN2HEX(COM.MICROSOFT.CONCAT([.D203:.K203]))" office:value-type="string" office:string-value="C9" calcext:value-type="string">
            <text:p>C9</text:p>
          </table:table-cell>
          <table:table-cell table:formula="of:=BIN2OCT(COM.MICROSOFT.CONCAT([.D203:.K203]))" office:value-type="string" office:string-value="311" calcext:value-type="string">
            <text:p>31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04:.K204]))" office:value-type="float" office:value="202" calcext:value-type="float">
            <text:p>202</text:p>
          </table:table-cell>
          <table:table-cell table:formula="of:=BIN2HEX(COM.MICROSOFT.CONCAT([.D204:.K204]))" office:value-type="string" office:string-value="CA" calcext:value-type="string">
            <text:p>CA</text:p>
          </table:table-cell>
          <table:table-cell table:formula="of:=BIN2OCT(COM.MICROSOFT.CONCAT([.D204:.K204]))" office:value-type="string" office:string-value="312" calcext:value-type="string">
            <text:p>31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05:.K205]))" office:value-type="float" office:value="203" calcext:value-type="float">
            <text:p>203</text:p>
          </table:table-cell>
          <table:table-cell table:formula="of:=BIN2HEX(COM.MICROSOFT.CONCAT([.D205:.K205]))" office:value-type="string" office:string-value="CB" calcext:value-type="string">
            <text:p>CB</text:p>
          </table:table-cell>
          <table:table-cell table:formula="of:=BIN2OCT(COM.MICROSOFT.CONCAT([.D205:.K205]))" office:value-type="string" office:string-value="313" calcext:value-type="string">
            <text:p>31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06:.K206]))" office:value-type="float" office:value="204" calcext:value-type="float">
            <text:p>204</text:p>
          </table:table-cell>
          <table:table-cell table:formula="of:=BIN2HEX(COM.MICROSOFT.CONCAT([.D206:.K206]))" office:value-type="string" office:string-value="CC" calcext:value-type="string">
            <text:p>CC</text:p>
          </table:table-cell>
          <table:table-cell table:formula="of:=BIN2OCT(COM.MICROSOFT.CONCAT([.D206:.K206]))" office:value-type="string" office:string-value="314" calcext:value-type="string">
            <text:p>31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07:.K207]))" office:value-type="float" office:value="205" calcext:value-type="float">
            <text:p>205</text:p>
          </table:table-cell>
          <table:table-cell table:formula="of:=BIN2HEX(COM.MICROSOFT.CONCAT([.D207:.K207]))" office:value-type="string" office:string-value="CD" calcext:value-type="string">
            <text:p>CD</text:p>
          </table:table-cell>
          <table:table-cell table:formula="of:=BIN2OCT(COM.MICROSOFT.CONCAT([.D207:.K207]))" office:value-type="string" office:string-value="315" calcext:value-type="string">
            <text:p>31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08:.K208]))" office:value-type="float" office:value="206" calcext:value-type="float">
            <text:p>206</text:p>
          </table:table-cell>
          <table:table-cell table:formula="of:=BIN2HEX(COM.MICROSOFT.CONCAT([.D208:.K208]))" office:value-type="string" office:string-value="CE" calcext:value-type="string">
            <text:p>CE</text:p>
          </table:table-cell>
          <table:table-cell table:formula="of:=BIN2OCT(COM.MICROSOFT.CONCAT([.D208:.K208]))" office:value-type="string" office:string-value="316" calcext:value-type="string">
            <text:p>31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09:.K209]))" office:value-type="float" office:value="207" calcext:value-type="float">
            <text:p>207</text:p>
          </table:table-cell>
          <table:table-cell table:formula="of:=BIN2HEX(COM.MICROSOFT.CONCAT([.D209:.K209]))" office:value-type="string" office:string-value="CF" calcext:value-type="string">
            <text:p>CF</text:p>
          </table:table-cell>
          <table:table-cell table:formula="of:=BIN2OCT(COM.MICROSOFT.CONCAT([.D209:.K209]))" office:value-type="string" office:string-value="317" calcext:value-type="string">
            <text:p>31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10:.K210]))" office:value-type="float" office:value="208" calcext:value-type="float">
            <text:p>208</text:p>
          </table:table-cell>
          <table:table-cell table:formula="of:=BIN2HEX(COM.MICROSOFT.CONCAT([.D210:.K210]))" office:value-type="string" office:string-value="D0" calcext:value-type="string">
            <text:p>D0</text:p>
          </table:table-cell>
          <table:table-cell table:formula="of:=BIN2OCT(COM.MICROSOFT.CONCAT([.D210:.K210]))" office:value-type="string" office:string-value="320" calcext:value-type="string">
            <text:p>32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11:.K211]))" office:value-type="float" office:value="209" calcext:value-type="float">
            <text:p>209</text:p>
          </table:table-cell>
          <table:table-cell table:formula="of:=BIN2HEX(COM.MICROSOFT.CONCAT([.D211:.K211]))" office:value-type="string" office:string-value="D1" calcext:value-type="string">
            <text:p>D1</text:p>
          </table:table-cell>
          <table:table-cell table:formula="of:=BIN2OCT(COM.MICROSOFT.CONCAT([.D211:.K211]))" office:value-type="string" office:string-value="321" calcext:value-type="string">
            <text:p>32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12:.K212]))" office:value-type="float" office:value="210" calcext:value-type="float">
            <text:p>210</text:p>
          </table:table-cell>
          <table:table-cell table:formula="of:=BIN2HEX(COM.MICROSOFT.CONCAT([.D212:.K212]))" office:value-type="string" office:string-value="D2" calcext:value-type="string">
            <text:p>D2</text:p>
          </table:table-cell>
          <table:table-cell table:formula="of:=BIN2OCT(COM.MICROSOFT.CONCAT([.D212:.K212]))" office:value-type="string" office:string-value="322" calcext:value-type="string">
            <text:p>32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13:.K213]))" office:value-type="float" office:value="211" calcext:value-type="float">
            <text:p>211</text:p>
          </table:table-cell>
          <table:table-cell table:formula="of:=BIN2HEX(COM.MICROSOFT.CONCAT([.D213:.K213]))" office:value-type="string" office:string-value="D3" calcext:value-type="string">
            <text:p>D3</text:p>
          </table:table-cell>
          <table:table-cell table:formula="of:=BIN2OCT(COM.MICROSOFT.CONCAT([.D213:.K213]))" office:value-type="string" office:string-value="323" calcext:value-type="string">
            <text:p>3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14:.K214]))" office:value-type="float" office:value="212" calcext:value-type="float">
            <text:p>212</text:p>
          </table:table-cell>
          <table:table-cell table:formula="of:=BIN2HEX(COM.MICROSOFT.CONCAT([.D214:.K214]))" office:value-type="string" office:string-value="D4" calcext:value-type="string">
            <text:p>D4</text:p>
          </table:table-cell>
          <table:table-cell table:formula="of:=BIN2OCT(COM.MICROSOFT.CONCAT([.D214:.K214]))" office:value-type="string" office:string-value="324" calcext:value-type="string">
            <text:p>3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15:.K215]))" office:value-type="float" office:value="213" calcext:value-type="float">
            <text:p>213</text:p>
          </table:table-cell>
          <table:table-cell table:formula="of:=BIN2HEX(COM.MICROSOFT.CONCAT([.D215:.K215]))" office:value-type="string" office:string-value="D5" calcext:value-type="string">
            <text:p>D5</text:p>
          </table:table-cell>
          <table:table-cell table:formula="of:=BIN2OCT(COM.MICROSOFT.CONCAT([.D215:.K215]))" office:value-type="string" office:string-value="325" calcext:value-type="string">
            <text:p>32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16:.K216]))" office:value-type="float" office:value="214" calcext:value-type="float">
            <text:p>214</text:p>
          </table:table-cell>
          <table:table-cell table:formula="of:=BIN2HEX(COM.MICROSOFT.CONCAT([.D216:.K216]))" office:value-type="string" office:string-value="D6" calcext:value-type="string">
            <text:p>D6</text:p>
          </table:table-cell>
          <table:table-cell table:formula="of:=BIN2OCT(COM.MICROSOFT.CONCAT([.D216:.K216]))" office:value-type="string" office:string-value="326" calcext:value-type="string">
            <text:p>32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17:.K217]))" office:value-type="float" office:value="215" calcext:value-type="float">
            <text:p>215</text:p>
          </table:table-cell>
          <table:table-cell table:formula="of:=BIN2HEX(COM.MICROSOFT.CONCAT([.D217:.K217]))" office:value-type="string" office:string-value="D7" calcext:value-type="string">
            <text:p>D7</text:p>
          </table:table-cell>
          <table:table-cell table:formula="of:=BIN2OCT(COM.MICROSOFT.CONCAT([.D217:.K217]))" office:value-type="string" office:string-value="327" calcext:value-type="string">
            <text:p>32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18:.K218]))" office:value-type="float" office:value="216" calcext:value-type="float">
            <text:p>216</text:p>
          </table:table-cell>
          <table:table-cell table:formula="of:=BIN2HEX(COM.MICROSOFT.CONCAT([.D218:.K218]))" office:value-type="string" office:string-value="D8" calcext:value-type="string">
            <text:p>D8</text:p>
          </table:table-cell>
          <table:table-cell table:formula="of:=BIN2OCT(COM.MICROSOFT.CONCAT([.D218:.K218]))" office:value-type="string" office:string-value="330" calcext:value-type="string">
            <text:p>33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19:.K219]))" office:value-type="float" office:value="217" calcext:value-type="float">
            <text:p>217</text:p>
          </table:table-cell>
          <table:table-cell table:formula="of:=BIN2HEX(COM.MICROSOFT.CONCAT([.D219:.K219]))" office:value-type="string" office:string-value="D9" calcext:value-type="string">
            <text:p>D9</text:p>
          </table:table-cell>
          <table:table-cell table:formula="of:=BIN2OCT(COM.MICROSOFT.CONCAT([.D219:.K219]))" office:value-type="string" office:string-value="331" calcext:value-type="string">
            <text:p>33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20:.K220]))" office:value-type="float" office:value="218" calcext:value-type="float">
            <text:p>218</text:p>
          </table:table-cell>
          <table:table-cell table:formula="of:=BIN2HEX(COM.MICROSOFT.CONCAT([.D220:.K220]))" office:value-type="string" office:string-value="DA" calcext:value-type="string">
            <text:p>DA</text:p>
          </table:table-cell>
          <table:table-cell table:formula="of:=BIN2OCT(COM.MICROSOFT.CONCAT([.D220:.K220]))" office:value-type="string" office:string-value="332" calcext:value-type="string">
            <text:p>33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21:.K221]))" office:value-type="float" office:value="219" calcext:value-type="float">
            <text:p>219</text:p>
          </table:table-cell>
          <table:table-cell table:formula="of:=BIN2HEX(COM.MICROSOFT.CONCAT([.D221:.K221]))" office:value-type="string" office:string-value="DB" calcext:value-type="string">
            <text:p>DB</text:p>
          </table:table-cell>
          <table:table-cell table:formula="of:=BIN2OCT(COM.MICROSOFT.CONCAT([.D221:.K221]))" office:value-type="string" office:string-value="333" calcext:value-type="string">
            <text:p>33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22:.K222]))" office:value-type="float" office:value="220" calcext:value-type="float">
            <text:p>220</text:p>
          </table:table-cell>
          <table:table-cell table:formula="of:=BIN2HEX(COM.MICROSOFT.CONCAT([.D222:.K222]))" office:value-type="string" office:string-value="DC" calcext:value-type="string">
            <text:p>DC</text:p>
          </table:table-cell>
          <table:table-cell table:formula="of:=BIN2OCT(COM.MICROSOFT.CONCAT([.D222:.K222]))" office:value-type="string" office:string-value="334" calcext:value-type="string">
            <text:p>3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23:.K223]))" office:value-type="float" office:value="221" calcext:value-type="float">
            <text:p>221</text:p>
          </table:table-cell>
          <table:table-cell table:formula="of:=BIN2HEX(COM.MICROSOFT.CONCAT([.D223:.K223]))" office:value-type="string" office:string-value="DD" calcext:value-type="string">
            <text:p>DD</text:p>
          </table:table-cell>
          <table:table-cell table:formula="of:=BIN2OCT(COM.MICROSOFT.CONCAT([.D223:.K223]))" office:value-type="string" office:string-value="335" calcext:value-type="string">
            <text:p>33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24:.K224]))" office:value-type="float" office:value="222" calcext:value-type="float">
            <text:p>222</text:p>
          </table:table-cell>
          <table:table-cell table:formula="of:=BIN2HEX(COM.MICROSOFT.CONCAT([.D224:.K224]))" office:value-type="string" office:string-value="DE" calcext:value-type="string">
            <text:p>DE</text:p>
          </table:table-cell>
          <table:table-cell table:formula="of:=BIN2OCT(COM.MICROSOFT.CONCAT([.D224:.K224]))" office:value-type="string" office:string-value="336" calcext:value-type="string">
            <text:p>33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25:.K225]))" office:value-type="float" office:value="223" calcext:value-type="float">
            <text:p>223</text:p>
          </table:table-cell>
          <table:table-cell table:formula="of:=BIN2HEX(COM.MICROSOFT.CONCAT([.D225:.K225]))" office:value-type="string" office:string-value="DF" calcext:value-type="string">
            <text:p>DF</text:p>
          </table:table-cell>
          <table:table-cell table:formula="of:=BIN2OCT(COM.MICROSOFT.CONCAT([.D225:.K225]))" office:value-type="string" office:string-value="337" calcext:value-type="string">
            <text:p>33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26:.K226]))" office:value-type="float" office:value="224" calcext:value-type="float">
            <text:p>224</text:p>
          </table:table-cell>
          <table:table-cell table:formula="of:=BIN2HEX(COM.MICROSOFT.CONCAT([.D226:.K226]))" office:value-type="string" office:string-value="E0" calcext:value-type="string">
            <text:p>E0</text:p>
          </table:table-cell>
          <table:table-cell table:formula="of:=BIN2OCT(COM.MICROSOFT.CONCAT([.D226:.K226]))" office:value-type="string" office:string-value="340" calcext:value-type="string">
            <text:p>34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27:.K227]))" office:value-type="float" office:value="225" calcext:value-type="float">
            <text:p>225</text:p>
          </table:table-cell>
          <table:table-cell table:formula="of:=BIN2HEX(COM.MICROSOFT.CONCAT([.D227:.K227]))" office:value-type="string" office:string-value="E1" calcext:value-type="string">
            <text:p>E1</text:p>
          </table:table-cell>
          <table:table-cell table:formula="of:=BIN2OCT(COM.MICROSOFT.CONCAT([.D227:.K227]))" office:value-type="string" office:string-value="341" calcext:value-type="string">
            <text:p>34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28:.K228]))" office:value-type="float" office:value="226" calcext:value-type="float">
            <text:p>226</text:p>
          </table:table-cell>
          <table:table-cell table:formula="of:=BIN2HEX(COM.MICROSOFT.CONCAT([.D228:.K228]))" office:value-type="string" office:string-value="E2" calcext:value-type="string">
            <text:p>E2</text:p>
          </table:table-cell>
          <table:table-cell table:formula="of:=BIN2OCT(COM.MICROSOFT.CONCAT([.D228:.K228]))" office:value-type="string" office:string-value="342" calcext:value-type="string">
            <text:p>34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29:.K229]))" office:value-type="float" office:value="227" calcext:value-type="float">
            <text:p>227</text:p>
          </table:table-cell>
          <table:table-cell table:formula="of:=BIN2HEX(COM.MICROSOFT.CONCAT([.D229:.K229]))" office:value-type="string" office:string-value="E3" calcext:value-type="string">
            <text:p>E3</text:p>
          </table:table-cell>
          <table:table-cell table:formula="of:=BIN2OCT(COM.MICROSOFT.CONCAT([.D229:.K229]))" office:value-type="string" office:string-value="343" calcext:value-type="string">
            <text:p>34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30:.K230]))" office:value-type="float" office:value="228" calcext:value-type="float">
            <text:p>228</text:p>
          </table:table-cell>
          <table:table-cell table:formula="of:=BIN2HEX(COM.MICROSOFT.CONCAT([.D230:.K230]))" office:value-type="string" office:string-value="E4" calcext:value-type="string">
            <text:p>E4</text:p>
          </table:table-cell>
          <table:table-cell table:formula="of:=BIN2OCT(COM.MICROSOFT.CONCAT([.D230:.K230]))" office:value-type="string" office:string-value="344" calcext:value-type="string">
            <text:p>34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31:.K231]))" office:value-type="float" office:value="229" calcext:value-type="float">
            <text:p>229</text:p>
          </table:table-cell>
          <table:table-cell table:formula="of:=BIN2HEX(COM.MICROSOFT.CONCAT([.D231:.K231]))" office:value-type="string" office:string-value="E5" calcext:value-type="string">
            <text:p>E5</text:p>
          </table:table-cell>
          <table:table-cell table:formula="of:=BIN2OCT(COM.MICROSOFT.CONCAT([.D231:.K231]))" office:value-type="string" office:string-value="345" calcext:value-type="string">
            <text:p>34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32:.K232]))" office:value-type="float" office:value="230" calcext:value-type="float">
            <text:p>230</text:p>
          </table:table-cell>
          <table:table-cell table:formula="of:=BIN2HEX(COM.MICROSOFT.CONCAT([.D232:.K232]))" office:value-type="string" office:string-value="E6" calcext:value-type="string">
            <text:p>E6</text:p>
          </table:table-cell>
          <table:table-cell table:formula="of:=BIN2OCT(COM.MICROSOFT.CONCAT([.D232:.K232]))" office:value-type="string" office:string-value="346" calcext:value-type="string">
            <text:p>34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33:.K233]))" office:value-type="float" office:value="231" calcext:value-type="float">
            <text:p>231</text:p>
          </table:table-cell>
          <table:table-cell table:formula="of:=BIN2HEX(COM.MICROSOFT.CONCAT([.D233:.K233]))" office:value-type="string" office:string-value="E7" calcext:value-type="string">
            <text:p>E7</text:p>
          </table:table-cell>
          <table:table-cell table:formula="of:=BIN2OCT(COM.MICROSOFT.CONCAT([.D233:.K233]))" office:value-type="string" office:string-value="347" calcext:value-type="string">
            <text:p>34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34:.K234]))" office:value-type="float" office:value="232" calcext:value-type="float">
            <text:p>232</text:p>
          </table:table-cell>
          <table:table-cell table:formula="of:=BIN2HEX(COM.MICROSOFT.CONCAT([.D234:.K234]))" office:value-type="string" office:string-value="E8" calcext:value-type="string">
            <text:p>E8</text:p>
          </table:table-cell>
          <table:table-cell table:formula="of:=BIN2OCT(COM.MICROSOFT.CONCAT([.D234:.K234]))" office:value-type="string" office:string-value="350" calcext:value-type="string">
            <text:p>35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35:.K235]))" office:value-type="float" office:value="233" calcext:value-type="float">
            <text:p>233</text:p>
          </table:table-cell>
          <table:table-cell table:formula="of:=BIN2HEX(COM.MICROSOFT.CONCAT([.D235:.K235]))" office:value-type="string" office:string-value="E9" calcext:value-type="string">
            <text:p>E9</text:p>
          </table:table-cell>
          <table:table-cell table:formula="of:=BIN2OCT(COM.MICROSOFT.CONCAT([.D235:.K235]))" office:value-type="string" office:string-value="351" calcext:value-type="string">
            <text:p>35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36:.K236]))" office:value-type="float" office:value="234" calcext:value-type="float">
            <text:p>234</text:p>
          </table:table-cell>
          <table:table-cell table:formula="of:=BIN2HEX(COM.MICROSOFT.CONCAT([.D236:.K236]))" office:value-type="string" office:string-value="EA" calcext:value-type="string">
            <text:p>EA</text:p>
          </table:table-cell>
          <table:table-cell table:formula="of:=BIN2OCT(COM.MICROSOFT.CONCAT([.D236:.K236]))" office:value-type="string" office:string-value="352" calcext:value-type="string">
            <text:p>35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37:.K237]))" office:value-type="float" office:value="235" calcext:value-type="float">
            <text:p>235</text:p>
          </table:table-cell>
          <table:table-cell table:formula="of:=BIN2HEX(COM.MICROSOFT.CONCAT([.D237:.K237]))" office:value-type="string" office:string-value="EB" calcext:value-type="string">
            <text:p>EB</text:p>
          </table:table-cell>
          <table:table-cell table:formula="of:=BIN2OCT(COM.MICROSOFT.CONCAT([.D237:.K237]))" office:value-type="string" office:string-value="353" calcext:value-type="string">
            <text:p>3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38:.K238]))" office:value-type="float" office:value="236" calcext:value-type="float">
            <text:p>236</text:p>
          </table:table-cell>
          <table:table-cell table:formula="of:=BIN2HEX(COM.MICROSOFT.CONCAT([.D238:.K238]))" office:value-type="string" office:string-value="EC" calcext:value-type="string">
            <text:p>EC</text:p>
          </table:table-cell>
          <table:table-cell table:formula="of:=BIN2OCT(COM.MICROSOFT.CONCAT([.D238:.K238]))" office:value-type="string" office:string-value="354" calcext:value-type="string">
            <text:p>35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39:.K239]))" office:value-type="float" office:value="237" calcext:value-type="float">
            <text:p>237</text:p>
          </table:table-cell>
          <table:table-cell table:formula="of:=BIN2HEX(COM.MICROSOFT.CONCAT([.D239:.K239]))" office:value-type="string" office:string-value="ED" calcext:value-type="string">
            <text:p>ED</text:p>
          </table:table-cell>
          <table:table-cell table:formula="of:=BIN2OCT(COM.MICROSOFT.CONCAT([.D239:.K239]))" office:value-type="string" office:string-value="355" calcext:value-type="string">
            <text:p>35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40:.K240]))" office:value-type="float" office:value="238" calcext:value-type="float">
            <text:p>238</text:p>
          </table:table-cell>
          <table:table-cell table:formula="of:=BIN2HEX(COM.MICROSOFT.CONCAT([.D240:.K240]))" office:value-type="string" office:string-value="EE" calcext:value-type="string">
            <text:p>EE</text:p>
          </table:table-cell>
          <table:table-cell table:formula="of:=BIN2OCT(COM.MICROSOFT.CONCAT([.D240:.K240]))" office:value-type="string" office:string-value="356" calcext:value-type="string">
            <text:p>35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41:.K241]))" office:value-type="float" office:value="239" calcext:value-type="float">
            <text:p>239</text:p>
          </table:table-cell>
          <table:table-cell table:formula="of:=BIN2HEX(COM.MICROSOFT.CONCAT([.D241:.K241]))" office:value-type="string" office:string-value="EF" calcext:value-type="string">
            <text:p>EF</text:p>
          </table:table-cell>
          <table:table-cell table:formula="of:=BIN2OCT(COM.MICROSOFT.CONCAT([.D241:.K241]))" office:value-type="string" office:string-value="357" calcext:value-type="string">
            <text:p>35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42:.K242]))" office:value-type="float" office:value="240" calcext:value-type="float">
            <text:p>240</text:p>
          </table:table-cell>
          <table:table-cell table:formula="of:=BIN2HEX(COM.MICROSOFT.CONCAT([.D242:.K242]))" office:value-type="string" office:string-value="F0" calcext:value-type="string">
            <text:p>F0</text:p>
          </table:table-cell>
          <table:table-cell table:formula="of:=BIN2OCT(COM.MICROSOFT.CONCAT([.D242:.K242]))" office:value-type="string" office:string-value="360" calcext:value-type="string">
            <text:p>36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43:.K243]))" office:value-type="float" office:value="241" calcext:value-type="float">
            <text:p>241</text:p>
          </table:table-cell>
          <table:table-cell table:formula="of:=BIN2HEX(COM.MICROSOFT.CONCAT([.D243:.K243]))" office:value-type="string" office:string-value="F1" calcext:value-type="string">
            <text:p>F1</text:p>
          </table:table-cell>
          <table:table-cell table:formula="of:=BIN2OCT(COM.MICROSOFT.CONCAT([.D243:.K243]))" office:value-type="string" office:string-value="361" calcext:value-type="string">
            <text:p>36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44:.K244]))" office:value-type="float" office:value="242" calcext:value-type="float">
            <text:p>242</text:p>
          </table:table-cell>
          <table:table-cell table:formula="of:=BIN2HEX(COM.MICROSOFT.CONCAT([.D244:.K244]))" office:value-type="string" office:string-value="F2" calcext:value-type="string">
            <text:p>F2</text:p>
          </table:table-cell>
          <table:table-cell table:formula="of:=BIN2OCT(COM.MICROSOFT.CONCAT([.D244:.K244]))" office:value-type="string" office:string-value="362" calcext:value-type="string">
            <text:p>36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45:.K245]))" office:value-type="float" office:value="243" calcext:value-type="float">
            <text:p>243</text:p>
          </table:table-cell>
          <table:table-cell table:formula="of:=BIN2HEX(COM.MICROSOFT.CONCAT([.D245:.K245]))" office:value-type="string" office:string-value="F3" calcext:value-type="string">
            <text:p>F3</text:p>
          </table:table-cell>
          <table:table-cell table:formula="of:=BIN2OCT(COM.MICROSOFT.CONCAT([.D245:.K245]))" office:value-type="string" office:string-value="363" calcext:value-type="string">
            <text:p>36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46:.K246]))" office:value-type="float" office:value="244" calcext:value-type="float">
            <text:p>244</text:p>
          </table:table-cell>
          <table:table-cell table:formula="of:=BIN2HEX(COM.MICROSOFT.CONCAT([.D246:.K246]))" office:value-type="string" office:string-value="F4" calcext:value-type="string">
            <text:p>F4</text:p>
          </table:table-cell>
          <table:table-cell table:formula="of:=BIN2OCT(COM.MICROSOFT.CONCAT([.D246:.K246]))" office:value-type="string" office:string-value="364" calcext:value-type="string">
            <text:p>36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47:.K247]))" office:value-type="float" office:value="245" calcext:value-type="float">
            <text:p>245</text:p>
          </table:table-cell>
          <table:table-cell table:formula="of:=BIN2HEX(COM.MICROSOFT.CONCAT([.D247:.K247]))" office:value-type="string" office:string-value="F5" calcext:value-type="string">
            <text:p>F5</text:p>
          </table:table-cell>
          <table:table-cell table:formula="of:=BIN2OCT(COM.MICROSOFT.CONCAT([.D247:.K247]))" office:value-type="string" office:string-value="365" calcext:value-type="string">
            <text:p>36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48:.K248]))" office:value-type="float" office:value="246" calcext:value-type="float">
            <text:p>246</text:p>
          </table:table-cell>
          <table:table-cell table:formula="of:=BIN2HEX(COM.MICROSOFT.CONCAT([.D248:.K248]))" office:value-type="string" office:string-value="F6" calcext:value-type="string">
            <text:p>F6</text:p>
          </table:table-cell>
          <table:table-cell table:formula="of:=BIN2OCT(COM.MICROSOFT.CONCAT([.D248:.K248]))" office:value-type="string" office:string-value="366" calcext:value-type="string">
            <text:p>36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49:.K249]))" office:value-type="float" office:value="247" calcext:value-type="float">
            <text:p>247</text:p>
          </table:table-cell>
          <table:table-cell table:formula="of:=BIN2HEX(COM.MICROSOFT.CONCAT([.D249:.K249]))" office:value-type="string" office:string-value="F7" calcext:value-type="string">
            <text:p>F7</text:p>
          </table:table-cell>
          <table:table-cell table:formula="of:=BIN2OCT(COM.MICROSOFT.CONCAT([.D249:.K249]))" office:value-type="string" office:string-value="367" calcext:value-type="string">
            <text:p>36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50:.K250]))" office:value-type="float" office:value="248" calcext:value-type="float">
            <text:p>248</text:p>
          </table:table-cell>
          <table:table-cell table:formula="of:=BIN2HEX(COM.MICROSOFT.CONCAT([.D250:.K250]))" office:value-type="string" office:string-value="F8" calcext:value-type="string">
            <text:p>F8</text:p>
          </table:table-cell>
          <table:table-cell table:formula="of:=BIN2OCT(COM.MICROSOFT.CONCAT([.D250:.K250]))" office:value-type="string" office:string-value="370" calcext:value-type="string">
            <text:p>37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51:.K251]))" office:value-type="float" office:value="249" calcext:value-type="float">
            <text:p>249</text:p>
          </table:table-cell>
          <table:table-cell table:formula="of:=BIN2HEX(COM.MICROSOFT.CONCAT([.D251:.K251]))" office:value-type="string" office:string-value="F9" calcext:value-type="string">
            <text:p>F9</text:p>
          </table:table-cell>
          <table:table-cell table:formula="of:=BIN2OCT(COM.MICROSOFT.CONCAT([.D251:.K251]))" office:value-type="string" office:string-value="371" calcext:value-type="string">
            <text:p>37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52:.K252]))" office:value-type="float" office:value="250" calcext:value-type="float">
            <text:p>250</text:p>
          </table:table-cell>
          <table:table-cell table:formula="of:=BIN2HEX(COM.MICROSOFT.CONCAT([.D252:.K252]))" office:value-type="string" office:string-value="FA" calcext:value-type="string">
            <text:p>FA</text:p>
          </table:table-cell>
          <table:table-cell table:formula="of:=BIN2OCT(COM.MICROSOFT.CONCAT([.D252:.K252]))" office:value-type="string" office:string-value="372" calcext:value-type="string">
            <text:p>37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53:.K253]))" office:value-type="float" office:value="251" calcext:value-type="float">
            <text:p>251</text:p>
          </table:table-cell>
          <table:table-cell table:formula="of:=BIN2HEX(COM.MICROSOFT.CONCAT([.D253:.K253]))" office:value-type="string" office:string-value="FB" calcext:value-type="string">
            <text:p>FB</text:p>
          </table:table-cell>
          <table:table-cell table:formula="of:=BIN2OCT(COM.MICROSOFT.CONCAT([.D253:.K253]))" office:value-type="string" office:string-value="373" calcext:value-type="string">
            <text:p>37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54:.K254]))" office:value-type="float" office:value="252" calcext:value-type="float">
            <text:p>252</text:p>
          </table:table-cell>
          <table:table-cell table:formula="of:=BIN2HEX(COM.MICROSOFT.CONCAT([.D254:.K254]))" office:value-type="string" office:string-value="FC" calcext:value-type="string">
            <text:p>FC</text:p>
          </table:table-cell>
          <table:table-cell table:formula="of:=BIN2OCT(COM.MICROSOFT.CONCAT([.D254:.K254]))" office:value-type="string" office:string-value="374" calcext:value-type="string">
            <text:p>37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55:.K255]))" office:value-type="float" office:value="253" calcext:value-type="float">
            <text:p>253</text:p>
          </table:table-cell>
          <table:table-cell table:formula="of:=BIN2HEX(COM.MICROSOFT.CONCAT([.D255:.K255]))" office:value-type="string" office:string-value="FD" calcext:value-type="string">
            <text:p>FD</text:p>
          </table:table-cell>
          <table:table-cell table:formula="of:=BIN2OCT(COM.MICROSOFT.CONCAT([.D255:.K255]))" office:value-type="string" office:string-value="375" calcext:value-type="string">
            <text:p>3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BIN2DEC(COM.MICROSOFT.CONCAT([.D256:.K256]))" office:value-type="float" office:value="254" calcext:value-type="float">
            <text:p>254</text:p>
          </table:table-cell>
          <table:table-cell table:formula="of:=BIN2HEX(COM.MICROSOFT.CONCAT([.D256:.K256]))" office:value-type="string" office:string-value="FE" calcext:value-type="string">
            <text:p>FE</text:p>
          </table:table-cell>
          <table:table-cell table:formula="of:=BIN2OCT(COM.MICROSOFT.CONCAT([.D256:.K256]))" office:value-type="string" office:string-value="376" calcext:value-type="string">
            <text:p>37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BIN2DEC(COM.MICROSOFT.CONCAT([.D257:.K257]))" office:value-type="float" office:value="255" calcext:value-type="float">
            <text:p>255</text:p>
          </table:table-cell>
          <table:table-cell table:formula="of:=BIN2HEX(COM.MICROSOFT.CONCAT([.D257:.K257]))" office:value-type="string" office:string-value="FF" calcext:value-type="string">
            <text:p>FF</text:p>
          </table:table-cell>
          <table:table-cell table:formula="of:=BIN2OCT(COM.MICROSOFT.CONCAT([.D257:.K257]))" office:value-type="string" office:string-value="377" calcext:value-type="string">
            <text:p>37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on</meta:initial-creator>
    <meta:creation-date>2022-04-13T09:01:39.602000000</meta:creation-date>
    <dc:date>2022-04-13T09:42:23.502000000</dc:date>
    <dc:creator>Martín René Vilugron</dc:creator>
    <meta:editing-duration>PT18M25S</meta:editing-duration>
    <meta:editing-cycles>6</meta:editing-cycles>
    <meta:generator>LibreOffice/7.3.1.3$Windows_X86_64 LibreOffice_project/a69ca51ded25f3eefd52d7bf9a5fad8c90b87951</meta:generator>
    <meta:document-statistic meta:table-count="1" meta:cell-count="2827" meta:object-count="0"/>
  </office:meta>
</office:document-meta>
</file>